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E0000017ACBBDAE1450F90400.png" manifest:media-type="image/png"/>
  <manifest:file-entry manifest:full-path="Pictures/100002010000042800000435BB502689EAE75D42.png" manifest:media-type="image/png"/>
  <manifest:file-entry manifest:full-path="Pictures/1000020100000288000002A1702506D722BEABBE.png" manifest:media-type="image/png"/>
  <manifest:file-entry manifest:full-path="Pictures/10000201000001870000022596708B2B32CC75AE.png" manifest:media-type="image/png"/>
  <manifest:file-entry manifest:full-path="Pictures/100002010000042800000435CA2E8BD2F073851C.png" manifest:media-type="image/png"/>
  <manifest:file-entry manifest:full-path="Pictures/100002010000021200000202A058138DE705B26A.png" manifest:media-type="image/png"/>
  <manifest:file-entry manifest:full-path="Pictures/1000020100000399000002A134872B17D902D42B.png" manifest:media-type="image/png"/>
  <manifest:file-entry manifest:full-path="Pictures/1000020100000428000004353363DFB97C422DA5.png" manifest:media-type="image/png"/>
  <manifest:file-entry manifest:full-path="Pictures/10000201000000910000009106E9BC7CA9ADE3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rsid="018cf2d6" officeooo:paragraph-rsid="018cf2d6"/>
    </style:style>
    <style:style style:name="P39" style:family="paragraph" style:parent-style-name="Text_20_body">
      <style:text-properties officeooo:rsid="01975a32" officeooo:paragraph-rsid="01975a32"/>
    </style:style>
    <style:style style:name="P40" style:family="paragraph" style:parent-style-name="Text_20_body">
      <style:text-properties officeooo:rsid="019aca4f" officeooo:paragraph-rsid="019aca4f"/>
    </style:style>
    <style:style style:name="P41" style:family="paragraph" style:parent-style-name="Text_20_body">
      <style:text-properties officeooo:paragraph-rsid="01a8381c"/>
    </style:style>
    <style:style style:name="P42" style:family="paragraph" style:parent-style-name="Text_20_body">
      <style:text-properties officeooo:rsid="01815edb" officeooo:paragraph-rsid="01a8381c"/>
    </style:style>
    <style:style style:name="P43" style:family="paragraph" style:parent-style-name="Text_20_body">
      <style:text-properties officeooo:rsid="01af2542" officeooo:paragraph-rsid="01af2542"/>
    </style:style>
    <style:style style:name="P44" style:family="paragraph" style:parent-style-name="Text_20_body">
      <style:text-properties officeooo:rsid="01afc91b" officeooo:paragraph-rsid="01afc91b"/>
    </style:style>
    <style:style style:name="P45" style:family="paragraph" style:parent-style-name="Text_20_body">
      <style:text-properties officeooo:paragraph-rsid="01975a32"/>
    </style:style>
    <style:style style:name="P46" style:family="paragraph" style:parent-style-name="Text_20_body">
      <style:paragraph-properties fo:margin-left="0.4925in" fo:margin-right="0in" fo:text-indent="0in" style:auto-text-indent="false"/>
      <style:text-properties officeooo:rsid="00157156" officeooo:paragraph-rsid="00157156"/>
    </style:style>
    <style:style style:name="P47" style:family="paragraph" style:parent-style-name="Text_20_body">
      <style:paragraph-properties fo:margin-left="0.4925in" fo:margin-right="0in" fo:text-indent="0in" style:auto-text-indent="false"/>
      <style:text-properties officeooo:rsid="00454e13" officeooo:paragraph-rsid="00454e13"/>
    </style:style>
    <style:style style:name="P48" style:family="paragraph" style:parent-style-name="Text_20_body">
      <style:paragraph-properties fo:margin-left="0.4925in" fo:margin-right="0in" fo:text-indent="0in" style:auto-text-indent="false"/>
      <style:text-properties officeooo:rsid="005a8087" officeooo:paragraph-rsid="005a8087"/>
    </style:style>
    <style:style style:name="P49" style:family="paragraph" style:parent-style-name="Text_20_body">
      <style:paragraph-properties fo:margin-left="0.4925in" fo:margin-right="0in" fo:text-indent="0in" style:auto-text-indent="false"/>
      <style:text-properties officeooo:rsid="008b5e85" officeooo:paragraph-rsid="008b5e85"/>
    </style:style>
    <style:style style:name="P50" style:family="paragraph" style:parent-style-name="Text_20_body">
      <style:paragraph-properties fo:margin-left="0.4925in" fo:margin-right="0in" fo:text-indent="0in" style:auto-text-indent="false"/>
      <style:text-properties officeooo:rsid="00ad1f16" officeooo:paragraph-rsid="00ad1f16"/>
    </style:style>
    <style:style style:name="P51" style:family="paragraph" style:parent-style-name="Text_20_body">
      <style:paragraph-properties fo:margin-left="0.4925in" fo:margin-right="0in" fo:text-indent="0in" style:auto-text-indent="false"/>
      <style:text-properties officeooo:rsid="00ad1f16" officeooo:paragraph-rsid="01bd472f"/>
    </style:style>
    <style:style style:name="P52" style:family="paragraph" style:parent-style-name="Text_20_body">
      <style:paragraph-properties fo:margin-left="0.9846in" fo:margin-right="0in" fo:text-indent="0in" style:auto-text-indent="false"/>
      <style:text-properties officeooo:rsid="0016eb8b" officeooo:paragraph-rsid="0016eb8b"/>
    </style:style>
    <style:style style:name="P53" style:family="paragraph" style:parent-style-name="Text_20_body">
      <style:paragraph-properties fo:margin-left="0.9846in" fo:margin-right="0in" fo:text-indent="0in" style:auto-text-indent="false"/>
      <style:text-properties officeooo:rsid="0018c646" officeooo:paragraph-rsid="0018c646"/>
    </style:style>
    <style:style style:name="P54" style:family="paragraph" style:parent-style-name="Text_20_body">
      <style:paragraph-properties fo:margin-left="0.9846in" fo:margin-right="0in" fo:text-indent="0in" style:auto-text-indent="false"/>
      <style:text-properties officeooo:rsid="001abec0" officeooo:paragraph-rsid="001abec0"/>
    </style:style>
    <style:style style:name="P55" style:family="paragraph" style:parent-style-name="Text_20_body">
      <style:paragraph-properties fo:margin-left="0.9846in" fo:margin-right="0in" fo:text-indent="0in" style:auto-text-indent="false"/>
      <style:text-properties officeooo:rsid="001e6645" officeooo:paragraph-rsid="001e6645"/>
    </style:style>
    <style:style style:name="P56" style:family="paragraph" style:parent-style-name="Text_20_body">
      <style:paragraph-properties fo:margin-left="0.9846in" fo:margin-right="0in" fo:text-indent="0in" style:auto-text-indent="false"/>
      <style:text-properties officeooo:rsid="002aa463" officeooo:paragraph-rsid="002aa463"/>
    </style:style>
    <style:style style:name="P57" style:family="paragraph" style:parent-style-name="Text_20_body">
      <style:paragraph-properties fo:margin-left="0.9846in" fo:margin-right="0in" fo:text-indent="0in" style:auto-text-indent="false"/>
      <style:text-properties officeooo:rsid="002d3872" officeooo:paragraph-rsid="002d3872"/>
    </style:style>
    <style:style style:name="P58" style:family="paragraph" style:parent-style-name="Text_20_body">
      <style:paragraph-properties fo:margin-left="0.9846in" fo:margin-right="0in" fo:text-indent="0in" style:auto-text-indent="false"/>
      <style:text-properties officeooo:rsid="00320207" officeooo:paragraph-rsid="00320207"/>
    </style:style>
    <style:style style:name="P59" style:family="paragraph" style:parent-style-name="Text_20_body">
      <style:paragraph-properties fo:margin-left="0.9846in" fo:margin-right="0in" fo:text-indent="0in" style:auto-text-indent="false"/>
      <style:text-properties officeooo:rsid="00198c1b" officeooo:paragraph-rsid="00198c1b"/>
    </style:style>
    <style:style style:name="P60" style:family="paragraph" style:parent-style-name="Text_20_body">
      <style:paragraph-properties fo:margin-left="0.9846in" fo:margin-right="0in" fo:text-indent="0in" style:auto-text-indent="false"/>
      <style:text-properties officeooo:rsid="0035d883" officeooo:paragraph-rsid="0035d883"/>
    </style:style>
    <style:style style:name="P61" style:family="paragraph" style:parent-style-name="Text_20_body">
      <style:paragraph-properties fo:margin-left="0.9846in" fo:margin-right="0in" fo:text-indent="0in" style:auto-text-indent="false"/>
      <style:text-properties officeooo:rsid="001a5c48" officeooo:paragraph-rsid="001a5c48"/>
    </style:style>
    <style:style style:name="P62" style:family="paragraph" style:parent-style-name="Text_20_body">
      <style:paragraph-properties fo:margin-left="0.9846in" fo:margin-right="0in" fo:text-indent="0in" style:auto-text-indent="false"/>
      <style:text-properties officeooo:rsid="0036efab" officeooo:paragraph-rsid="0036efab"/>
    </style:style>
    <style:style style:name="P63" style:family="paragraph" style:parent-style-name="Text_20_body">
      <style:paragraph-properties fo:margin-left="0.9846in" fo:margin-right="0in" fo:text-indent="0in" style:auto-text-indent="false"/>
      <style:text-properties officeooo:paragraph-rsid="0073274a"/>
    </style:style>
    <style:style style:name="P64" style:family="paragraph" style:parent-style-name="Text_20_body">
      <style:paragraph-properties fo:margin-left="0.9846in" fo:margin-right="0in" fo:text-indent="0in" style:auto-text-indent="false"/>
      <style:text-properties officeooo:rsid="006f3b9f" officeooo:paragraph-rsid="006f3b9f"/>
    </style:style>
    <style:style style:name="P65" style:family="paragraph" style:parent-style-name="Text_20_body">
      <style:paragraph-properties fo:margin-left="0.9846in" fo:margin-right="0in" fo:text-indent="0in" style:auto-text-indent="false"/>
      <style:text-properties officeooo:rsid="0037cb5b" officeooo:paragraph-rsid="0037cb5b"/>
    </style:style>
    <style:style style:name="P66" style:family="paragraph" style:parent-style-name="Text_20_body">
      <style:paragraph-properties fo:margin-left="0.9846in" fo:margin-right="0in" fo:text-indent="0in" style:auto-text-indent="false"/>
      <style:text-properties officeooo:rsid="001e2bbe" officeooo:paragraph-rsid="001e2bbe"/>
    </style:style>
    <style:style style:name="P67" style:family="paragraph" style:parent-style-name="Text_20_body">
      <style:paragraph-properties fo:margin-left="0.9846in" fo:margin-right="0in" fo:text-indent="0in" style:auto-text-indent="false"/>
      <style:text-properties officeooo:rsid="00ea72fd" officeooo:paragraph-rsid="00ea72fd"/>
    </style:style>
    <style:style style:name="P68" style:family="paragraph" style:parent-style-name="Text_20_body">
      <style:paragraph-properties fo:margin-left="0.9846in" fo:margin-right="0in" fo:text-indent="0in" style:auto-text-indent="false"/>
      <style:text-properties officeooo:rsid="00742cfa" officeooo:paragraph-rsid="00742cfa"/>
    </style:style>
    <style:style style:name="P69" style:family="paragraph" style:parent-style-name="Text_20_body">
      <style:paragraph-properties fo:margin-left="0.9846in" fo:margin-right="0in" fo:text-indent="0in" style:auto-text-indent="false"/>
      <style:text-properties officeooo:rsid="00717887" officeooo:paragraph-rsid="0126186b"/>
    </style:style>
    <style:style style:name="P70" style:family="paragraph" style:parent-style-name="Text_20_body">
      <style:paragraph-properties fo:margin-left="0.9846in" fo:margin-right="0in" fo:text-indent="0in" style:auto-text-indent="false"/>
      <style:text-properties officeooo:rsid="00ef05a7" officeooo:paragraph-rsid="01277d57"/>
    </style:style>
    <style:style style:name="P71" style:family="paragraph" style:parent-style-name="Text_20_body">
      <style:paragraph-properties fo:margin-left="0.9846in" fo:margin-right="0in" fo:text-indent="0in" style:auto-text-indent="false"/>
      <style:text-properties officeooo:rsid="013b9846" officeooo:paragraph-rsid="013b9846"/>
    </style:style>
    <style:style style:name="P72" style:family="paragraph" style:parent-style-name="Text_20_body">
      <style:paragraph-properties fo:margin-left="0.9846in" fo:margin-right="0in" fo:text-indent="0in" style:auto-text-indent="false"/>
      <style:text-properties officeooo:rsid="010ff332" officeooo:paragraph-rsid="010ff332"/>
    </style:style>
    <style:style style:name="P73" style:family="paragraph" style:parent-style-name="Text_20_body">
      <style:paragraph-properties fo:margin-left="0.9846in" fo:margin-right="0in" fo:text-indent="0in" style:auto-text-indent="false"/>
      <style:text-properties officeooo:rsid="01982a9c" officeooo:paragraph-rsid="01982a9c"/>
    </style:style>
    <style:style style:name="P74" style:family="paragraph" style:parent-style-name="Text_20_body">
      <style:paragraph-properties fo:margin-left="0.9846in" fo:margin-right="0in" fo:text-indent="0in" style:auto-text-indent="false"/>
      <style:text-properties officeooo:rsid="01c37ca6" officeooo:paragraph-rsid="01c37ca6"/>
    </style:style>
    <style:style style:name="P75" style:family="paragraph" style:parent-style-name="Text_20_body">
      <style:paragraph-properties fo:margin-left="0.9846in" fo:margin-right="0in" fo:text-indent="0in" style:auto-text-indent="false"/>
      <style:text-properties officeooo:rsid="01c4ff7a" officeooo:paragraph-rsid="01c4ff7a"/>
    </style:style>
    <style:style style:name="P76" style:family="paragraph" style:parent-style-name="Text_20_body">
      <style:paragraph-properties fo:margin-left="0.9846in" fo:margin-right="0in" fo:text-indent="0in" style:auto-text-indent="false"/>
      <style:text-properties officeooo:rsid="01c799f1" officeooo:paragraph-rsid="01c799f1"/>
    </style:style>
    <style:style style:name="P77" style:family="paragraph" style:parent-style-name="Text_20_body">
      <style:paragraph-properties fo:margin-left="0.9846in" fo:margin-right="0in" fo:text-indent="0in" style:auto-text-indent="false"/>
      <style:text-properties officeooo:rsid="01d2e053" officeooo:paragraph-rsid="01d2e053"/>
    </style:style>
    <style:style style:name="P78" style:family="paragraph" style:parent-style-name="Text_20_body">
      <style:paragraph-properties fo:margin-left="0in" fo:margin-right="0in" fo:text-indent="0in" style:auto-text-indent="false"/>
      <style:text-properties officeooo:rsid="005a8087" officeooo:paragraph-rsid="005a8087"/>
    </style:style>
    <style:style style:name="P79" style:family="paragraph" style:parent-style-name="Text_20_body">
      <style:paragraph-properties fo:margin-left="0in" fo:margin-right="0in" fo:text-indent="0in" style:auto-text-indent="false"/>
      <style:text-properties officeooo:rsid="002d3872" officeooo:paragraph-rsid="002d3872"/>
    </style:style>
    <style:style style:name="P80" style:family="paragraph" style:parent-style-name="Text_20_body">
      <style:paragraph-properties fo:margin-left="0in" fo:margin-right="0in" fo:text-indent="0in" style:auto-text-indent="false"/>
      <style:text-properties officeooo:rsid="0074cc83" officeooo:paragraph-rsid="0074cc83"/>
    </style:style>
    <style:style style:name="P81" style:family="paragraph" style:parent-style-name="Text_20_body">
      <style:paragraph-properties fo:margin-left="0in" fo:margin-right="0in" fo:text-indent="0in" style:auto-text-indent="false"/>
      <style:text-properties officeooo:rsid="00417793" officeooo:paragraph-rsid="00454e13"/>
    </style:style>
    <style:style style:name="P82" style:family="paragraph" style:parent-style-name="Text_20_body">
      <style:paragraph-properties fo:margin-left="1.4772in" fo:margin-right="0in" fo:text-indent="0in" style:auto-text-indent="false"/>
      <style:text-properties officeooo:rsid="00717887" officeooo:paragraph-rsid="0126186b"/>
    </style:style>
    <style:style style:name="P83" style:family="paragraph" style:parent-style-name="Text_20_body">
      <style:paragraph-properties fo:margin-left="1.4772in" fo:margin-right="0in" fo:text-indent="0in" style:auto-text-indent="false"/>
      <style:text-properties officeooo:rsid="00ef05a7" officeooo:paragraph-rsid="01277d57"/>
    </style:style>
    <style:style style:name="P84" style:family="paragraph" style:parent-style-name="Title">
      <style:paragraph-properties fo:text-align="end" style:justify-single-word="false"/>
      <style:text-properties officeooo:rsid="0007204f" officeooo:paragraph-rsid="0007204f"/>
    </style:style>
    <style:style style:name="P85" style:family="paragraph" style:parent-style-name="Subtitle">
      <style:paragraph-properties fo:text-align="end" style:justify-single-word="false"/>
      <style:text-properties officeooo:rsid="0154c3f2" officeooo:paragraph-rsid="0154c3f2"/>
    </style:style>
    <style:style style:name="P86" style:family="paragraph" style:parent-style-name="Subtitle">
      <style:paragraph-properties fo:text-align="end" style:justify-single-word="false"/>
      <style:text-properties officeooo:rsid="0016eb8b" officeooo:paragraph-rsid="0016eb8b"/>
    </style:style>
    <style:style style:name="P87" style:family="paragraph" style:parent-style-name="Contents_20_Heading">
      <style:paragraph-properties fo:break-before="page"/>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Heading_20_1">
      <style:paragraph-properties fo:break-before="page"/>
      <style:text-properties officeooo:rsid="000abc94" officeooo:paragraph-rsid="000abc94"/>
    </style:style>
    <style:style style:name="P93" style:family="paragraph" style:parent-style-name="Heading_20_1" style:list-style-name="">
      <style:paragraph-properties fo:break-before="page"/>
      <style:text-properties officeooo:rsid="012a940d" officeooo:paragraph-rsid="012a940d"/>
    </style:style>
    <style:style style:name="P94" style:family="paragraph" style:parent-style-name="Heading_20_1">
      <style:paragraph-properties fo:break-before="page"/>
      <style:text-properties officeooo:rsid="006d2018" officeooo:paragraph-rsid="006d2018"/>
    </style:style>
    <style:style style:name="P95" style:family="paragraph" style:parent-style-name="Heading_20_1">
      <style:paragraph-properties fo:break-before="page"/>
      <style:text-properties officeooo:rsid="00c72a8c" officeooo:paragraph-rsid="00c72a8c"/>
    </style:style>
    <style:style style:name="P96" style:family="paragraph" style:parent-style-name="Heading_20_1">
      <style:paragraph-properties fo:break-before="page"/>
      <style:text-properties officeooo:rsid="019aca4f" officeooo:paragraph-rsid="019aca4f"/>
    </style:style>
    <style:style style:name="P97" style:family="paragraph" style:parent-style-name="Heading_20_1">
      <style:paragraph-properties fo:break-before="page"/>
      <style:text-properties officeooo:rsid="00482632" officeooo:paragraph-rsid="00482632"/>
    </style:style>
    <style:style style:name="P98" style:family="paragraph" style:parent-style-name="Heading_20_1">
      <style:paragraph-properties fo:break-before="page"/>
      <style:text-properties officeooo:rsid="003b60a7" officeooo:paragraph-rsid="003b60a7"/>
    </style:style>
    <style:style style:name="P99" style:family="paragraph" style:parent-style-name="Heading_20_1">
      <style:paragraph-properties fo:break-before="page"/>
      <style:text-properties officeooo:rsid="0152d057" officeooo:paragraph-rsid="0152d057"/>
    </style:style>
    <style:style style:name="P100" style:family="paragraph" style:parent-style-name="Heading_20_1">
      <style:paragraph-properties fo:break-before="page"/>
      <style:text-properties officeooo:rsid="00417793" officeooo:paragraph-rsid="00417793"/>
    </style:style>
    <style:style style:name="P101" style:family="paragraph" style:parent-style-name="Heading_20_1" style:list-style-name="">
      <style:paragraph-properties fo:break-before="page"/>
      <style:text-properties officeooo:rsid="016b4757" officeooo:paragraph-rsid="016b4757"/>
    </style:style>
    <style:style style:name="P102" style:family="paragraph" style:parent-style-name="Heading_20_1">
      <style:paragraph-properties fo:break-before="page"/>
      <style:text-properties officeooo:rsid="005a8087" officeooo:paragraph-rsid="005a8087"/>
    </style:style>
    <style:style style:name="P103" style:family="paragraph" style:parent-style-name="Heading_20_1">
      <style:paragraph-properties fo:break-before="page"/>
      <style:text-properties officeooo:rsid="005a8087" officeooo:paragraph-rsid="00b75b3f"/>
    </style:style>
    <style:style style:name="P104" style:family="paragraph" style:parent-style-name="Heading_20_1">
      <style:paragraph-properties fo:break-before="page"/>
      <style:text-properties officeooo:rsid="000e5af3" officeooo:paragraph-rsid="000e5af3"/>
    </style:style>
    <style:style style:name="P105" style:family="paragraph" style:parent-style-name="Heading_20_1">
      <style:paragraph-properties fo:break-before="page"/>
      <style:text-properties officeooo:rsid="00259545" officeooo:paragraph-rsid="00259545"/>
    </style:style>
    <style:style style:name="P106" style:family="paragraph" style:parent-style-name="Heading_20_1">
      <style:paragraph-properties fo:break-before="page"/>
      <style:text-properties officeooo:rsid="0063ba27" officeooo:paragraph-rsid="0063ba27"/>
    </style:style>
    <style:style style:name="P107" style:family="paragraph" style:parent-style-name="Heading_20_1">
      <style:paragraph-properties fo:break-before="page"/>
      <style:text-properties officeooo:rsid="01317b73" officeooo:paragraph-rsid="01317b73"/>
    </style:style>
    <style:style style:name="P108" style:family="paragraph" style:parent-style-name="Heading_20_1">
      <style:paragraph-properties fo:break-before="page"/>
      <style:text-properties officeooo:rsid="011394f8" officeooo:paragraph-rsid="011394f8"/>
    </style:style>
    <style:style style:name="P109" style:family="paragraph" style:parent-style-name="Heading_20_1">
      <style:paragraph-properties fo:break-before="page"/>
      <style:text-properties officeooo:rsid="018c83ec" officeooo:paragraph-rsid="018c83ec"/>
    </style:style>
    <style:style style:name="P110" style:family="paragraph" style:parent-style-name="Heading_20_1">
      <style:paragraph-properties fo:break-before="page"/>
      <style:text-properties officeooo:rsid="01975a32" officeooo:paragraph-rsid="01975a32"/>
    </style:style>
    <style:style style:name="P111" style:family="paragraph" style:parent-style-name="Heading_20_2">
      <style:paragraph-properties fo:margin-left="0.4925in" fo:margin-right="0in" fo:text-indent="0in" style:auto-text-indent="false"/>
      <style:text-properties officeooo:rsid="00ad1f16" officeooo:paragraph-rsid="00ad1f16"/>
    </style:style>
    <style:style style:name="P112" style:family="paragraph" style:parent-style-name="Heading_20_2">
      <style:paragraph-properties fo:margin-left="0.4925in" fo:margin-right="0in" fo:text-indent="0in" style:auto-text-indent="false"/>
      <style:text-properties officeooo:rsid="01bd472f" officeooo:paragraph-rsid="01bd472f"/>
    </style:style>
    <style:style style:name="P113" style:family="paragraph" style:parent-style-name="Heading_20_2">
      <style:paragraph-properties fo:margin-left="0.4925in" fo:margin-right="0in" fo:text-indent="0in" style:auto-text-indent="false"/>
      <style:text-properties officeooo:rsid="0044c2bb" officeooo:paragraph-rsid="0044c2bb"/>
    </style:style>
    <style:style style:name="P114" style:family="paragraph" style:parent-style-name="Heading_20_2">
      <style:paragraph-properties fo:margin-left="0.4925in" fo:margin-right="0in" fo:text-indent="0in" style:auto-text-indent="false"/>
      <style:text-properties officeooo:rsid="00454e13" officeooo:paragraph-rsid="00454e13"/>
    </style:style>
    <style:style style:name="P115" style:family="paragraph" style:parent-style-name="Heading_20_2">
      <style:paragraph-properties fo:margin-left="0.4925in" fo:margin-right="0in" fo:text-indent="0in" style:auto-text-indent="false"/>
      <style:text-properties officeooo:rsid="00157156" officeooo:paragraph-rsid="00157156"/>
    </style:style>
    <style:style style:name="P116" style:family="paragraph" style:parent-style-name="Heading_20_2">
      <style:paragraph-properties fo:margin-left="0.4925in" fo:margin-right="0in" fo:text-indent="0in" style:auto-text-indent="false"/>
      <style:text-properties officeooo:rsid="001e2bbe" officeooo:paragraph-rsid="001e2bbe"/>
    </style:style>
    <style:style style:name="P117" style:family="paragraph" style:parent-style-name="Heading_20_2">
      <style:paragraph-properties fo:margin-left="0.4925in" fo:margin-right="0in" fo:text-indent="0in" style:auto-text-indent="false"/>
      <style:text-properties officeooo:rsid="0028432c" officeooo:paragraph-rsid="0028432c"/>
    </style:style>
    <style:style style:name="P118" style:family="paragraph" style:parent-style-name="Heading_20_2">
      <style:paragraph-properties fo:margin-left="0.4925in" fo:margin-right="0in" fo:text-indent="0in" style:auto-text-indent="false"/>
      <style:text-properties officeooo:rsid="00320207" officeooo:paragraph-rsid="00320207"/>
    </style:style>
    <style:style style:name="P119" style:family="paragraph" style:parent-style-name="Heading_20_2">
      <style:paragraph-properties fo:margin-left="0.4925in" fo:margin-right="0in" fo:text-indent="0in" style:auto-text-indent="false"/>
      <style:text-properties officeooo:rsid="01c799f1" officeooo:paragraph-rsid="01c799f1"/>
    </style:style>
    <style:style style:name="P120" style:family="paragraph" style:parent-style-name="Heading_20_2">
      <style:paragraph-properties fo:margin-left="0.4925in" fo:margin-right="0in" fo:text-indent="0in" style:auto-text-indent="false"/>
      <style:text-properties officeooo:rsid="002d3872" officeooo:paragraph-rsid="002d3872"/>
    </style:style>
    <style:style style:name="P121" style:family="paragraph" style:parent-style-name="Heading_20_2">
      <style:paragraph-properties fo:margin-left="0.4925in" fo:margin-right="0in" fo:text-indent="0in" style:auto-text-indent="false"/>
      <style:text-properties officeooo:rsid="006acbb6" officeooo:paragraph-rsid="006acbb6"/>
    </style:style>
    <style:style style:name="P122" style:family="paragraph" style:parent-style-name="Heading_20_2">
      <style:paragraph-properties fo:margin-left="0.4925in" fo:margin-right="0in" fo:text-indent="0in" style:auto-text-indent="false"/>
      <style:text-properties officeooo:rsid="008b5e85" officeooo:paragraph-rsid="008b5e85"/>
    </style:style>
    <style:style style:name="P123" style:family="paragraph" style:parent-style-name="Heading_20_2">
      <style:paragraph-properties fo:margin-left="0.4925in" fo:margin-right="0in" fo:text-indent="0in" style:auto-text-indent="false"/>
      <style:text-properties officeooo:rsid="006fb280" officeooo:paragraph-rsid="006fb280"/>
    </style:style>
    <style:style style:name="P124" style:family="paragraph" style:parent-style-name="Heading_20_2">
      <style:paragraph-properties fo:margin-left="0.4925in" fo:margin-right="0in" fo:text-indent="0in" style:auto-text-indent="false"/>
      <style:text-properties officeooo:rsid="00724882" officeooo:paragraph-rsid="00724882"/>
    </style:style>
    <style:style style:name="P125" style:family="paragraph" style:parent-style-name="Heading_20_2">
      <style:paragraph-properties fo:margin-left="0.4925in" fo:margin-right="0in" fo:text-indent="0in" style:auto-text-indent="false"/>
      <style:text-properties officeooo:rsid="005a8087" officeooo:paragraph-rsid="005a8087"/>
    </style:style>
    <style:style style:name="P126" style:family="paragraph" style:parent-style-name="Heading_20_3">
      <style:paragraph-properties fo:margin-left="0.9846in" fo:margin-right="0in" fo:text-indent="0in" style:auto-text-indent="false"/>
      <style:text-properties officeooo:rsid="0016eb8b" officeooo:paragraph-rsid="0016eb8b"/>
    </style:style>
    <style:style style:name="P127" style:family="paragraph" style:parent-style-name="Heading_20_3">
      <style:paragraph-properties fo:margin-left="0.9846in" fo:margin-right="0in" fo:text-indent="0in" style:auto-text-indent="false"/>
      <style:text-properties officeooo:rsid="0018c646" officeooo:paragraph-rsid="0018c646"/>
    </style:style>
    <style:style style:name="P128" style:family="paragraph" style:parent-style-name="Heading_20_3">
      <style:paragraph-properties fo:margin-left="0.9846in" fo:margin-right="0in" fo:text-indent="0in" style:auto-text-indent="false"/>
      <style:text-properties officeooo:rsid="00198c1b" officeooo:paragraph-rsid="00198c1b"/>
    </style:style>
    <style:style style:name="P129" style:family="paragraph" style:parent-style-name="Heading_20_3">
      <style:paragraph-properties fo:margin-left="0.9846in" fo:margin-right="0in" fo:text-indent="0in" style:auto-text-indent="false"/>
      <style:text-properties officeooo:rsid="0035d883" officeooo:paragraph-rsid="0035d883"/>
    </style:style>
    <style:style style:name="P130" style:family="paragraph" style:parent-style-name="Heading_20_3">
      <style:paragraph-properties fo:margin-left="0.9846in" fo:margin-right="0in" fo:text-indent="0in" style:auto-text-indent="false"/>
      <style:text-properties officeooo:rsid="001a5c48" officeooo:paragraph-rsid="001a5c48"/>
    </style:style>
    <style:style style:name="P131" style:family="paragraph" style:parent-style-name="Heading_20_3">
      <style:paragraph-properties fo:margin-left="0.9846in" fo:margin-right="0in" fo:text-indent="0in" style:auto-text-indent="false"/>
      <style:text-properties officeooo:rsid="0036efab" officeooo:paragraph-rsid="0036efab"/>
    </style:style>
    <style:style style:name="P132" style:family="paragraph" style:parent-style-name="Heading_20_3">
      <style:paragraph-properties fo:margin-left="0.9846in" fo:margin-right="0in" fo:text-indent="0in" style:auto-text-indent="false"/>
      <style:text-properties officeooo:rsid="001abec0" officeooo:paragraph-rsid="001abec0"/>
    </style:style>
    <style:style style:name="P133" style:family="paragraph" style:parent-style-name="Heading_20_3">
      <style:paragraph-properties fo:margin-left="0.9846in" fo:margin-right="0in" fo:text-indent="0in" style:auto-text-indent="false"/>
      <style:text-properties officeooo:rsid="001e2bbe" officeooo:paragraph-rsid="001e2bbe"/>
    </style:style>
    <style:style style:name="P134" style:family="paragraph" style:parent-style-name="Heading_20_3">
      <style:paragraph-properties fo:margin-left="0.9846in" fo:margin-right="0in" fo:text-indent="0in" style:auto-text-indent="false"/>
      <style:text-properties officeooo:rsid="001e2bbe" officeooo:paragraph-rsid="00ea72fd"/>
    </style:style>
    <style:style style:name="P135" style:family="paragraph" style:parent-style-name="Heading_20_3">
      <style:paragraph-properties fo:margin-left="0.9846in" fo:margin-right="0in" fo:text-indent="0in" style:auto-text-indent="false"/>
      <style:text-properties officeooo:rsid="001e2bbe" officeooo:paragraph-rsid="002a0a68"/>
    </style:style>
    <style:style style:name="P136" style:family="paragraph" style:parent-style-name="Heading_20_3">
      <style:paragraph-properties fo:margin-left="0.9846in" fo:margin-right="0in" fo:text-indent="0in" style:auto-text-indent="false"/>
      <style:text-properties officeooo:rsid="0037cb5b" officeooo:paragraph-rsid="0037cb5b"/>
    </style:style>
    <style:style style:name="P137" style:family="paragraph" style:parent-style-name="Heading_20_3">
      <style:paragraph-properties fo:margin-left="0.9846in" fo:margin-right="0in" fo:text-indent="0in" style:auto-text-indent="false"/>
      <style:text-properties officeooo:rsid="001e6645" officeooo:paragraph-rsid="001e6645"/>
    </style:style>
    <style:style style:name="P138" style:family="paragraph" style:parent-style-name="Heading_20_3">
      <style:paragraph-properties fo:margin-left="0.9846in" fo:margin-right="0in" fo:text-indent="0in" style:auto-text-indent="false"/>
      <style:text-properties officeooo:rsid="002a0a68" officeooo:paragraph-rsid="002a0a68"/>
    </style:style>
    <style:style style:name="P139" style:family="paragraph" style:parent-style-name="Heading_20_3">
      <style:paragraph-properties fo:margin-left="0.9846in" fo:margin-right="0in" fo:text-indent="0in" style:auto-text-indent="false"/>
      <style:text-properties officeooo:rsid="002aa463" officeooo:paragraph-rsid="002aa463"/>
    </style:style>
    <style:style style:name="P140" style:family="paragraph" style:parent-style-name="Heading_20_3">
      <style:paragraph-properties fo:margin-left="0.9846in" fo:margin-right="0in" fo:text-indent="0in" style:auto-text-indent="false"/>
      <style:text-properties officeooo:rsid="01c4ff7a" officeooo:paragraph-rsid="01c4ff7a"/>
    </style:style>
    <style:style style:name="P141" style:family="paragraph" style:parent-style-name="Heading_20_3">
      <style:paragraph-properties fo:margin-left="0.9846in" fo:margin-right="0in" fo:text-indent="0in" style:auto-text-indent="false"/>
      <style:text-properties officeooo:rsid="01d2e053" officeooo:paragraph-rsid="01d2e053"/>
    </style:style>
    <style:style style:name="P142" style:family="paragraph" style:parent-style-name="Heading_20_3">
      <style:paragraph-properties fo:margin-left="0.9846in" fo:margin-right="0in" fo:text-indent="0in" style:auto-text-indent="false"/>
      <style:text-properties officeooo:rsid="01c37ca6" officeooo:paragraph-rsid="01c37ca6"/>
    </style:style>
    <style:style style:name="P143" style:family="paragraph" style:parent-style-name="Heading_20_3">
      <style:paragraph-properties fo:margin-left="0.9846in" fo:margin-right="0in" fo:text-indent="0in" style:auto-text-indent="false"/>
      <style:text-properties officeooo:rsid="00320207" officeooo:paragraph-rsid="00320207"/>
    </style:style>
    <style:style style:name="P144" style:family="paragraph" style:parent-style-name="Heading_20_3">
      <style:paragraph-properties fo:margin-left="0.9846in" fo:margin-right="0in" fo:text-indent="0in" style:auto-text-indent="false"/>
      <style:text-properties officeooo:rsid="01c799f1" officeooo:paragraph-rsid="01c799f1"/>
    </style:style>
    <style:style style:name="P145" style:family="paragraph" style:parent-style-name="Heading_20_3">
      <style:paragraph-properties fo:margin-left="0.9846in" fo:margin-right="0in" fo:text-indent="0in" style:auto-text-indent="false"/>
      <style:text-properties officeooo:rsid="002d3872" officeooo:paragraph-rsid="002d3872"/>
    </style:style>
    <style:style style:name="P146" style:family="paragraph" style:parent-style-name="Heading_20_3">
      <style:paragraph-properties fo:margin-left="0.9846in" fo:margin-right="0in" fo:text-indent="0in" style:auto-text-indent="false"/>
      <style:text-properties officeooo:rsid="006bf545" officeooo:paragraph-rsid="006bf545"/>
    </style:style>
    <style:style style:name="P147" style:family="paragraph" style:parent-style-name="Heading_20_3">
      <style:paragraph-properties fo:margin-left="0.9846in" fo:margin-right="0in" fo:text-indent="0in" style:auto-text-indent="false"/>
      <style:text-properties officeooo:rsid="00717887" officeooo:paragraph-rsid="00717887"/>
    </style:style>
    <style:style style:name="P148" style:family="paragraph" style:parent-style-name="Heading_20_3">
      <style:paragraph-properties fo:margin-left="0.9846in" fo:margin-right="0in" fo:text-indent="0in" style:auto-text-indent="false"/>
      <style:text-properties officeooo:rsid="013b9846" officeooo:paragraph-rsid="013b9846"/>
    </style:style>
    <style:style style:name="P149" style:family="paragraph" style:parent-style-name="Heading_20_3">
      <style:paragraph-properties fo:margin-left="0.9846in" fo:margin-right="0in" fo:text-indent="0in" style:auto-text-indent="false"/>
      <style:text-properties officeooo:rsid="00742cfa" officeooo:paragraph-rsid="00742cfa"/>
    </style:style>
    <style:style style:name="P150" style:family="paragraph" style:parent-style-name="Heading_20_3">
      <style:paragraph-properties fo:margin-left="0.9846in" fo:margin-right="0in" fo:text-indent="0in" style:auto-text-indent="false"/>
      <style:text-properties officeooo:rsid="010ff332" officeooo:paragraph-rsid="010ff332"/>
    </style:style>
    <style:style style:name="P151" style:family="paragraph" style:parent-style-name="Heading_20_3">
      <style:paragraph-properties fo:margin-left="0.9846in" fo:margin-right="0in" fo:text-indent="0in" style:auto-text-indent="false"/>
      <style:text-properties officeooo:rsid="01982a9c" officeooo:paragraph-rsid="01982a9c"/>
    </style:style>
    <style:style style:name="P152" style:family="paragraph" style:parent-style-name="Heading_20_3">
      <style:paragraph-properties fo:margin-left="0.9846in" fo:margin-right="0in" fo:text-indent="0in" style:auto-text-indent="false"/>
      <style:text-properties officeooo:rsid="00724882" officeooo:paragraph-rsid="00724882"/>
    </style:style>
    <style:style style:name="P153" style:family="paragraph" style:parent-style-name="Heading_20_4">
      <style:paragraph-properties fo:margin-left="1.4772in" fo:margin-right="0in" fo:text-indent="0in" style:auto-text-indent="false"/>
    </style:style>
    <style:style style:name="P154" style:family="paragraph" style:parent-style-name="Heading_20_4">
      <style:paragraph-properties fo:margin-left="1.4772in" fo:margin-right="0in" fo:text-indent="0in" style:auto-text-indent="false"/>
      <style:text-properties officeooo:rsid="0126186b" officeooo:paragraph-rsid="0126186b"/>
    </style:style>
    <style:style style:name="P155" style:family="paragraph" style:parent-style-name="Text_20_body" style:list-style-name="">
      <style:text-properties officeooo:rsid="012af74d" officeooo:paragraph-rsid="012af74d"/>
    </style:style>
    <style:style style:name="P156" style:family="paragraph" style:parent-style-name="Text_20_body" style:list-style-name="L1">
      <style:text-properties officeooo:rsid="00b9560c" officeooo:paragraph-rsid="00b9560c"/>
    </style:style>
    <style:style style:name="P157" style:family="paragraph" style:parent-style-name="Text_20_body" style:list-style-name="L1">
      <style:text-properties officeooo:rsid="01163eba" officeooo:paragraph-rsid="01163eba"/>
    </style:style>
    <style:style style:name="P158" style:family="paragraph" style:parent-style-name="Text_20_body" style:list-style-name="L1">
      <style:text-properties officeooo:rsid="00bece0d" officeooo:paragraph-rsid="00bece0d"/>
    </style:style>
    <style:style style:name="P159" style:family="paragraph" style:parent-style-name="Text_20_body" style:list-style-name="L1">
      <style:text-properties officeooo:rsid="010d8f56" officeooo:paragraph-rsid="010d8f56"/>
    </style:style>
    <style:style style:name="P160" style:family="paragraph" style:parent-style-name="Text_20_body" style:list-style-name="L1">
      <style:text-properties officeooo:rsid="005a8087" officeooo:paragraph-rsid="00bed3f1"/>
    </style:style>
    <style:style style:name="P161" style:family="paragraph" style:parent-style-name="Text_20_body" style:list-style-name="L1">
      <style:text-properties officeooo:rsid="005a8087" officeooo:paragraph-rsid="00b75b3f"/>
    </style:style>
    <style:style style:name="P162" style:family="paragraph" style:parent-style-name="Text_20_body" style:list-style-name="L1">
      <style:text-properties officeooo:rsid="014b17bb" officeooo:paragraph-rsid="014b17bb"/>
    </style:style>
    <style:style style:name="P163" style:family="paragraph" style:parent-style-name="Text_20_body" style:list-style-name="L1">
      <style:text-properties officeooo:rsid="00ba2eb5" officeooo:paragraph-rsid="00ba2eb5"/>
    </style:style>
    <style:style style:name="P164" style:family="paragraph" style:parent-style-name="Text_20_body" style:list-style-name="L1">
      <style:text-properties officeooo:rsid="014d9c01" officeooo:paragraph-rsid="014d9c01"/>
    </style:style>
    <style:style style:name="P165" style:family="paragraph" style:parent-style-name="Text_20_body" style:list-style-name="L1">
      <style:text-properties officeooo:rsid="015e47dc" officeooo:paragraph-rsid="015e47dc"/>
    </style:style>
    <style:style style:name="P166" style:family="paragraph" style:parent-style-name="Text_20_body" style:list-style-name="L1">
      <style:text-properties officeooo:rsid="01930794" officeooo:paragraph-rsid="01930794"/>
    </style:style>
    <style:style style:name="P167" style:family="paragraph" style:parent-style-name="Text_20_body" style:list-style-name="L1">
      <style:text-properties officeooo:rsid="00bb4c02" officeooo:paragraph-rsid="00bb4c02"/>
    </style:style>
    <style:style style:name="P168" style:family="paragraph" style:parent-style-name="Text_20_body" style:list-style-name="L2">
      <style:text-properties officeooo:rsid="013d837d" officeooo:paragraph-rsid="013d837d"/>
    </style:style>
    <style:style style:name="P169" style:family="paragraph" style:parent-style-name="Text_20_body" style:list-style-name="L2">
      <style:text-properties officeooo:rsid="002d361f" officeooo:paragraph-rsid="002d361f"/>
    </style:style>
    <style:style style:name="P170" style:family="paragraph" style:parent-style-name="Text_20_body" style:list-style-name="L3">
      <style:text-properties officeooo:rsid="002d361f" officeooo:paragraph-rsid="002d361f"/>
    </style:style>
    <style:style style:name="P171"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a0a0c"/>
    </style:style>
    <style:style style:name="T66" style:family="text">
      <style:text-properties officeooo:rsid="010b816f"/>
    </style:style>
    <style:style style:name="T67" style:family="text">
      <style:text-properties officeooo:rsid="010b9702"/>
    </style:style>
    <style:style style:name="T68" style:family="text">
      <style:text-properties officeooo:rsid="0111984d"/>
    </style:style>
    <style:style style:name="T69" style:family="text">
      <style:text-properties officeooo:rsid="01163eba"/>
    </style:style>
    <style:style style:name="T70" style:family="text">
      <style:text-properties officeooo:rsid="011d5a6b"/>
    </style:style>
    <style:style style:name="T71" style:family="text">
      <style:text-properties officeooo:rsid="012fe1ec"/>
    </style:style>
    <style:style style:name="T72" style:family="text">
      <style:text-properties officeooo:rsid="01317b73"/>
    </style:style>
    <style:style style:name="T73" style:family="text">
      <style:text-properties officeooo:rsid="01321082"/>
    </style:style>
    <style:style style:name="T74" style:family="text">
      <style:text-properties officeooo:rsid="01338e6d"/>
    </style:style>
    <style:style style:name="T75" style:family="text">
      <style:text-properties officeooo:rsid="01367bef"/>
    </style:style>
    <style:style style:name="T76" style:family="text">
      <style:text-properties officeooo:rsid="013ec2f7"/>
    </style:style>
    <style:style style:name="T77" style:family="text">
      <style:text-properties officeooo:rsid="0140797f"/>
    </style:style>
    <style:style style:name="T78" style:family="text">
      <style:text-properties officeooo:rsid="01415430"/>
    </style:style>
    <style:style style:name="T79" style:family="text">
      <style:text-properties officeooo:rsid="0142dea4"/>
    </style:style>
    <style:style style:name="T80" style:family="text">
      <style:text-properties officeooo:rsid="01442806"/>
    </style:style>
    <style:style style:name="T81" style:family="text">
      <style:text-properties officeooo:rsid="01452419"/>
    </style:style>
    <style:style style:name="T82" style:family="text">
      <style:text-properties officeooo:rsid="01459be2"/>
    </style:style>
    <style:style style:name="T83" style:family="text">
      <style:text-properties officeooo:rsid="0147c626"/>
    </style:style>
    <style:style style:name="T84" style:family="text">
      <style:text-properties officeooo:rsid="014ba789"/>
    </style:style>
    <style:style style:name="T85" style:family="text">
      <style:text-properties officeooo:rsid="014c5bb5"/>
    </style:style>
    <style:style style:name="T86" style:family="text">
      <style:text-properties officeooo:rsid="014d05f0"/>
    </style:style>
    <style:style style:name="T87" style:family="text">
      <style:text-properties officeooo:rsid="014e5220"/>
    </style:style>
    <style:style style:name="T88" style:family="text">
      <style:text-properties officeooo:rsid="01550fb6"/>
    </style:style>
    <style:style style:name="T89" style:family="text">
      <style:text-properties officeooo:rsid="015cb9d9"/>
    </style:style>
    <style:style style:name="T90" style:family="text">
      <style:text-properties officeooo:rsid="0163560e"/>
    </style:style>
    <style:style style:name="T91" style:family="text">
      <style:text-properties officeooo:rsid="017223d1"/>
    </style:style>
    <style:style style:name="T92" style:family="text">
      <style:text-properties officeooo:rsid="0179191d"/>
    </style:style>
    <style:style style:name="T93" style:family="text">
      <style:text-properties officeooo:rsid="017dda2d"/>
    </style:style>
    <style:style style:name="T94" style:family="text">
      <style:text-properties officeooo:rsid="0183d5ab"/>
    </style:style>
    <style:style style:name="T95" style:family="text">
      <style:text-properties officeooo:rsid="0185e26e"/>
    </style:style>
    <style:style style:name="T96" style:family="text">
      <style:text-properties officeooo:rsid="018d58dc"/>
    </style:style>
    <style:style style:name="T97" style:family="text">
      <style:text-properties officeooo:rsid="018de10b"/>
    </style:style>
    <style:style style:name="T98" style:family="text">
      <style:text-properties officeooo:rsid="01906668"/>
    </style:style>
    <style:style style:name="T99" style:family="text">
      <style:text-properties officeooo:rsid="01910860"/>
    </style:style>
    <style:style style:name="T100" style:family="text">
      <style:text-properties fo:color="#000000" style:font-name="Liberation Serif" fo:background-color="#ffffff" loext:char-shading-value="0"/>
    </style:style>
    <style:style style:name="T101" style:family="text">
      <style:text-properties officeooo:rsid="01a8381c"/>
    </style:style>
    <style:style style:name="T102" style:family="text">
      <style:text-properties officeooo:rsid="01a93985"/>
    </style:style>
    <style:style style:name="T103" style:family="text">
      <style:text-properties officeooo:rsid="01af2542"/>
    </style:style>
    <style:style style:name="T104" style:family="text">
      <style:text-properties officeooo:rsid="01afc91b"/>
    </style:style>
    <style:style style:name="T105" style:family="text">
      <style:text-properties officeooo:rsid="01bd472f"/>
    </style:style>
    <style:style style:name="T106" style:family="text">
      <style:text-properties officeooo:rsid="01c6f115"/>
    </style:style>
    <style:style style:name="T107" style:family="text">
      <style:text-properties officeooo:rsid="01c93420"/>
    </style:style>
    <style:style style:name="T108" style:family="text">
      <style:text-properties officeooo:rsid="01c955cf"/>
    </style:style>
    <style:style style:name="T109" style:family="text">
      <style:text-properties officeooo:rsid="01ccded4"/>
    </style:style>
    <style:style style:name="T110" style:family="text">
      <style:text-properties officeooo:rsid="01d78b94"/>
    </style:style>
    <style:style style:name="T111" style:family="text">
      <style:text-properties officeooo:rsid="01d9b657"/>
    </style:style>
    <style:style style:name="T112" style:family="text">
      <style:text-properties officeooo:rsid="01df662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84"><draw:frame draw:style-name="fr2" draw:name="Image14" text:anchor-type="paragraph" svg:x="0.0937in" svg:y="-0.0528in" svg:width="2.0134in" svg:height="2.0134in" draw:z-index="7"><draw:image xlink:href="Pictures/10000201000000910000009106E9BC7CA9ADE319.png" xlink:type="simple" xlink:show="embed" xlink:actuate="onLoad" loext:mime-type="image/png"/></draw:frame>Dooble</text:p>
      <text:p text:style-name="P85">A Web Browser</text:p>
      <text:p text:style-name="P86">Version 202<text:span text:style-name="T112">1</text:span>.<text:span text:style-name="T112">01</text:span><text:span text:style-name="T110">.</text:span><text:span text:style-name="T111">10</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88"><text:a xlink:type="simple" xlink:href="#__RefHeading___Toc105_989239493" text:style-name="Index_20_Link" text:visited-style-name="Index_20_Link">Introduction<text:tab/>4</text:a></text:p>
          <text:p text:style-name="P88"><text:a xlink:type="simple" xlink:href="#__RefHeading___Toc1113_468715888" text:style-name="Index_20_Link" text:visited-style-name="Index_20_Link">AES Implementation<text:tab/>5</text:a></text:p>
          <text:p text:style-name="P88"><text:a xlink:type="simple" xlink:href="#__RefHeading___Toc2293_938157555" text:style-name="Index_20_Link" text:visited-style-name="Index_20_Link">Accepted / Blocked Domains<text:tab/>6</text:a></text:p>
          <text:p text:style-name="P89"><text:a xlink:type="simple" xlink:href="#__RefHeading___Toc826_1508254940" text:style-name="Index_20_Link" text:visited-style-name="Index_20_Link">Accept Mode<text:tab/>6</text:a></text:p>
          <text:p text:style-name="P89"><text:a xlink:type="simple" xlink:href="#__RefHeading___Toc828_1508254940" text:style-name="Index_20_Link" text:visited-style-name="Index_20_Link">Block Mode<text:tab/>6</text:a></text:p>
          <text:p text:style-name="P89"><text:a xlink:type="simple" xlink:href="#__RefHeading___Toc1588_1788711111" text:style-name="Index_20_Link" text:visited-style-name="Index_20_Link">Third-Party Session Rejections<text:tab/>6</text:a></text:p>
          <text:p text:style-name="P88"><text:a xlink:type="simple" xlink:href="#__RefHeading___Toc834_1508254940" text:style-name="Index_20_Link" text:visited-style-name="Index_20_Link">Address Widget<text:tab/>7</text:a></text:p>
          <text:p text:style-name="P88"><text:a xlink:type="simple" xlink:href="#__RefHeading___Toc1362_2185302612" text:style-name="Index_20_Link" text:visited-style-name="Index_20_Link">Application Locking<text:tab/>8</text:a></text:p>
          <text:p text:style-name="P88"><text:a xlink:type="simple" xlink:href="#__RefHeading___Toc411_938157555" text:style-name="Index_20_Link" text:visited-style-name="Index_20_Link">Certificate Exceptions<text:tab/>9</text:a></text:p>
          <text:p text:style-name="P88"><text:a xlink:type="simple" xlink:href="#__RefHeading___Toc373_1594680094" text:style-name="Index_20_Link" text:visited-style-name="Index_20_Link">Clear Items<text:tab/>11</text:a></text:p>
          <text:p text:style-name="P88"><text:a xlink:type="simple" xlink:href="#__RefHeading___Toc1186_50453450" text:style-name="Index_20_Link" text:visited-style-name="Index_20_Link">Command-Line Options<text:tab/>12</text:a></text:p>
          <text:p text:style-name="P88"><text:a xlink:type="simple" xlink:href="#__RefHeading___Toc413_938157555" text:style-name="Index_20_Link" text:visited-style-name="Index_20_Link">Cookies<text:tab/>13</text:a></text:p>
          <text:p text:style-name="P89"><text:a xlink:type="simple" xlink:href="#__RefHeading___Toc415_938157555" text:style-name="Index_20_Link" text:visited-style-name="Index_20_Link">Domain Filter<text:tab/>13</text:a></text:p>
          <text:p text:style-name="P89"><text:a xlink:type="simple" xlink:href="#__RefHeading___Toc417_938157555" text:style-name="Index_20_Link" text:visited-style-name="Index_20_Link">Purge Periodically<text:tab/>13</text:a></text:p>
          <text:p text:style-name="P88"><text:a xlink:type="simple" xlink:href="#__RefHeading___Toc1268_1551959347" text:style-name="Index_20_Link" text:visited-style-name="Index_20_Link">Debian<text:tab/>14</text:a></text:p>
          <text:p text:style-name="P88"><text:a xlink:type="simple" xlink:href="#__RefHeading___Toc442_938157555" text:style-name="Index_20_Link" text:visited-style-name="Index_20_Link">Downloads<text:tab/>15</text:a></text:p>
          <text:p text:style-name="P88"><text:a xlink:type="simple" xlink:href="#__RefHeading___Toc430_938157555" text:style-name="Index_20_Link" text:visited-style-name="Index_20_Link">Favorites<text:tab/>16</text:a></text:p>
          <text:p text:style-name="P88"><text:a xlink:type="simple" xlink:href="#__RefHeading___Toc24_1852866977" text:style-name="Index_20_Link" text:visited-style-name="Index_20_Link">File Menus<text:tab/>17</text:a></text:p>
          <text:p text:style-name="P89"><text:a xlink:type="simple" xlink:href="#__RefHeading___Toc27_1852866977" text:style-name="Index_20_Link" text:visited-style-name="Index_20_Link">File<text:tab/>17</text:a></text:p>
          <text:p text:style-name="P90"><text:a xlink:type="simple" xlink:href="#__RefHeading___Toc29_1852866977" text:style-name="Index_20_Link" text:visited-style-name="Index_20_Link">Authenticate<text:tab/>17</text:a></text:p>
          <text:p text:style-name="P90"><text:a xlink:type="simple" xlink:href="#__RefHeading___Toc31_1852866977" text:style-name="Index_20_Link" text:visited-style-name="Index_20_Link">New Private Window<text:tab/>17</text:a></text:p>
          <text:p text:style-name="P90"><text:a xlink:type="simple" xlink:href="#__RefHeading___Toc33_1852866977" text:style-name="Index_20_Link" text:visited-style-name="Index_20_Link">New Tab<text:tab/>17</text:a></text:p>
          <text:p text:style-name="P90"><text:a xlink:type="simple" xlink:href="#__RefHeading___Toc35_1852866977" text:style-name="Index_20_Link" text:visited-style-name="Index_20_Link">New Window<text:tab/>17</text:a></text:p>
          <text:p text:style-name="P90"><text:a xlink:type="simple" xlink:href="#__RefHeading___Toc365_1594680094" text:style-name="Index_20_Link" text:visited-style-name="Index_20_Link">Save<text:tab/>17</text:a></text:p>
          <text:p text:style-name="P90"><text:a xlink:type="simple" xlink:href="#__RefHeading___Toc37_1852866977" text:style-name="Index_20_Link" text:visited-style-name="Index_20_Link">Close Tab<text:tab/>17</text:a></text:p>
          <text:p text:style-name="P90"><text:a xlink:type="simple" xlink:href="#__RefHeading___Toc367_1594680094" text:style-name="Index_20_Link" text:visited-style-name="Index_20_Link">Print<text:tab/>17</text:a></text:p>
          <text:p text:style-name="P90"><text:a xlink:type="simple" xlink:href="#__RefHeading___Toc369_1594680094" text:style-name="Index_20_Link" text:visited-style-name="Index_20_Link">Print Preview<text:tab/>18</text:a></text:p>
          <text:p text:style-name="P90"><text:a xlink:type="simple" xlink:href="#__RefHeading___Toc39_1852866977" text:style-name="Index_20_Link" text:visited-style-name="Index_20_Link">Exit Dooble<text:tab/>18</text:a></text:p>
          <text:p text:style-name="P89"><text:a xlink:type="simple" xlink:href="#__RefHeading___Toc6182_1852866977" text:style-name="Index_20_Link" text:visited-style-name="Index_20_Link">Edit<text:tab/>18</text:a></text:p>
          <text:p text:style-name="P90"><text:a xlink:type="simple" xlink:href="#__RefHeading___Toc6184_1852866977" text:style-name="Index_20_Link" text:visited-style-name="Index_20_Link">Clear Items<text:tab/>18</text:a></text:p>
          <text:p text:style-name="P90"><text:a xlink:type="simple" xlink:href="#__RefHeading__973_1786344497" text:style-name="Index_20_Link" text:visited-style-name="Index_20_Link">Clear Visited Links<text:tab/>18</text:a></text:p>
          <text:p text:style-name="P90"><text:a xlink:type="simple" xlink:href="#__RefHeading___Toc371_1594680094" text:style-name="Index_20_Link" text:visited-style-name="Index_20_Link">Find<text:tab/>18</text:a></text:p>
          <text:p text:style-name="P90"><text:a xlink:type="simple" xlink:href="#__RefHeading___Toc6186_1852866977" text:style-name="Index_20_Link" text:visited-style-name="Index_20_Link">Settings<text:tab/>18</text:a></text:p>
          <text:p text:style-name="P89"><text:a xlink:type="simple" xlink:href="#__RefHeading___Toc185_697823169" text:style-name="Index_20_Link" text:visited-style-name="Index_20_Link">Tools<text:tab/>18</text:a></text:p>
          <text:p text:style-name="P90"><text:a xlink:type="simple" xlink:href="#__RefHeading___Toc187_697823169" text:style-name="Index_20_Link" text:visited-style-name="Index_20_Link">Accepted / Blocked Domains<text:tab/>18</text:a></text:p>
          <text:p text:style-name="P90"><text:a xlink:type="simple" xlink:href="#__RefHeading___Toc189_697823169" text:style-name="Index_20_Link" text:visited-style-name="Index_20_Link">Certificate Exceptions<text:tab/>18</text:a></text:p>
          <text:p text:style-name="P90"><text:a xlink:type="simple" xlink:href="#__RefHeading___Toc191_697823169" text:style-name="Index_20_Link" text:visited-style-name="Index_20_Link">Cookies<text:tab/>18</text:a></text:p>
          <text:p text:style-name="P90"><text:a xlink:type="simple" xlink:href="#__RefHeading___Toc193_697823169" text:style-name="Index_20_Link" text:visited-style-name="Index_20_Link">Downloads<text:tab/>18</text:a></text:p>
          <text:p text:style-name="P90"><text:a xlink:type="simple" xlink:href="#__RefHeading___Toc195_697823169" text:style-name="Index_20_Link" text:visited-style-name="Index_20_Link">Favorites<text:tab/>18</text:a></text:p>
          <text:p text:style-name="P90"><text:a xlink:type="simple" xlink:href="#__RefHeading___Toc1590_1788711111" text:style-name="Index_20_Link" text:visited-style-name="Index_20_Link">Floating Digital Clock<text:tab/>19</text:a></text:p>
          <text:p text:style-name="P90"><text:a xlink:type="simple" xlink:href="#__RefHeading___Toc197_697823169" text:style-name="Index_20_Link" text:visited-style-name="Index_20_Link">History<text:tab/>19</text:a></text:p>
          <text:p text:style-name="P90"><text:a xlink:type="simple" xlink:href="#__RefHeading___Toc1472_2730546406" text:style-name="Index_20_Link" text:visited-style-name="Index_20_Link">Inject Custom Style Sheet<text:tab/>19</text:a></text:p>
          <text:p text:style-name="P90"><text:a xlink:type="simple" xlink:href="#__RefHeading___Toc1592_1788711111" text:style-name="Index_20_Link" text:visited-style-name="Index_20_Link">Search Engines<text:tab/>19</text:a></text:p>
          <text:p text:style-name="P89"><text:a xlink:type="simple" xlink:href="#__RefHeading___Toc209_697823169" text:style-name="Index_20_Link" text:visited-style-name="Index_20_Link">View<text:tab/>19</text:a></text:p>
          <text:p text:style-name="P90"><text:soft-page-break/><text:a xlink:type="simple" xlink:href="#__RefHeading___Toc211_697823169" text:style-name="Index_20_Link" text:visited-style-name="Index_20_Link">Show Full Screen<text:tab/>19</text:a></text:p>
          <text:p text:style-name="P90"><text:a xlink:type="simple" xlink:href="#__RefHeading___Toc213_697823169" text:style-name="Index_20_Link" text:visited-style-name="Index_20_Link">Show Status Bar<text:tab/>19</text:a></text:p>
          <text:p text:style-name="P89"><text:a xlink:type="simple" xlink:href="#__RefHeading___Toc1594_1788711111" text:style-name="Index_20_Link" text:visited-style-name="Index_20_Link">History<text:tab/>19</text:a></text:p>
          <text:p text:style-name="P90"><text:a xlink:type="simple" xlink:href="#__RefHeading___Toc1596_1788711111" text:style-name="Index_20_Link" text:visited-style-name="Index_20_Link">Clear History<text:tab/>19</text:a></text:p>
          <text:p text:style-name="P90"><text:a xlink:type="simple" xlink:href="#__RefHeading___Toc1598_1788711111" text:style-name="Index_20_Link" text:visited-style-name="Index_20_Link">History<text:tab/>19</text:a></text:p>
          <text:p text:style-name="P89"><text:a xlink:type="simple" xlink:href="#__RefHeading___Toc201_697823169" text:style-name="Index_20_Link" text:visited-style-name="Index_20_Link">Help<text:tab/>19</text:a></text:p>
          <text:p text:style-name="P90"><text:a xlink:type="simple" xlink:href="#__RefHeading___Toc203_697823169" text:style-name="Index_20_Link" text:visited-style-name="Index_20_Link">About<text:tab/>19</text:a></text:p>
          <text:p text:style-name="P90"><text:a xlink:type="simple" xlink:href="#__RefHeading___Toc205_697823169" text:style-name="Index_20_Link" text:visited-style-name="Index_20_Link">Documentation<text:tab/>20</text:a></text:p>
          <text:p text:style-name="P88"><text:a xlink:type="simple" xlink:href="#__RefHeading___Toc440_938157555" text:style-name="Index_20_Link" text:visited-style-name="Index_20_Link">History<text:tab/>21</text:a></text:p>
          <text:p text:style-name="P88"><text:a xlink:type="simple" xlink:href="#__RefHeading___Toc830_1508254940" text:style-name="Index_20_Link" text:visited-style-name="Index_20_Link">Performance and Security Considerations<text:tab/>22</text:a></text:p>
          <text:p text:style-name="P88"><text:a xlink:type="simple" xlink:href="#__RefHeading___Toc6188_1852866977" text:style-name="Index_20_Link" text:visited-style-name="Index_20_Link">Private Windows<text:tab/>23</text:a></text:p>
          <text:p text:style-name="P88"><text:a xlink:type="simple" xlink:href="#__RefHeading___Toc2289_938157555" text:style-name="Index_20_Link" text:visited-style-name="Index_20_Link">Settings<text:tab/>24</text:a></text:p>
          <text:p text:style-name="P89"><text:a xlink:type="simple" xlink:href="#__RefHeading___Toc2295_938157555" text:style-name="Index_20_Link" text:visited-style-name="Index_20_Link">Display<text:tab/>24</text:a></text:p>
          <text:p text:style-name="P90"><text:a xlink:type="simple" xlink:href="#__RefHeading___Toc2297_938157555" text:style-name="Index_20_Link" text:visited-style-name="Index_20_Link">Pin Windows<text:tab/>24</text:a></text:p>
          <text:p text:style-name="P89"><text:a xlink:type="simple" xlink:href="#__RefHeading___Toc754_2100158958" text:style-name="Index_20_Link" text:visited-style-name="Index_20_Link">History<text:tab/>24</text:a></text:p>
          <text:p text:style-name="P89"><text:a xlink:type="simple" xlink:href="#__RefHeading___Toc2304_938157555" text:style-name="Index_20_Link" text:visited-style-name="Index_20_Link">Privacy<text:tab/>24</text:a></text:p>
          <text:p text:style-name="P90"><text:a xlink:type="simple" xlink:href="#__RefHeading___Toc2306_938157555" text:style-name="Index_20_Link" text:visited-style-name="Index_20_Link">Credentials<text:tab/>24</text:a></text:p>
          <text:p text:style-name="P91"><text:a xlink:type="simple" xlink:href="#__RefHeading___Toc1103_1039091041" text:style-name="Index_20_Link" text:visited-style-name="Index_20_Link">Disabled<text:tab/>24</text:a></text:p>
          <text:p text:style-name="P91"><text:a xlink:type="simple" xlink:href="#__RefHeading___Toc1105_1039091041" text:style-name="Index_20_Link" text:visited-style-name="Index_20_Link">Enabled with a Password<text:tab/>24</text:a></text:p>
          <text:p text:style-name="P91"><text:a xlink:type="simple" xlink:href="#__RefHeading___Toc1107_1039091041" text:style-name="Index_20_Link" text:visited-style-name="Index_20_Link">Enabled without a Password<text:tab/>24</text:a></text:p>
          <text:p text:style-name="P90"><text:a xlink:type="simple" xlink:href="#__RefHeading___Toc1144_1823429614" text:style-name="Index_20_Link" text:visited-style-name="Index_20_Link">UTC Time Zone<text:tab/>25</text:a></text:p>
          <text:p text:style-name="P89"><text:a xlink:type="simple" xlink:href="#__RefHeading___Toc2308_938157555" text:style-name="Index_20_Link" text:visited-style-name="Index_20_Link">Web<text:tab/>25</text:a></text:p>
          <text:p text:style-name="P90"><text:a xlink:type="simple" xlink:href="#__RefHeading___Toc2310_938157555" text:style-name="Index_20_Link" text:visited-style-name="Index_20_Link">Local Storage<text:tab/>25</text:a></text:p>
          <text:p text:style-name="P90"><text:a xlink:type="simple" xlink:href="#__RefHeading___Toc2048_1464008250" text:style-name="Index_20_Link" text:visited-style-name="Index_20_Link">User Agent<text:tab/>25</text:a></text:p>
          <text:p text:style-name="P90"><text:a xlink:type="simple" xlink:href="#__RefHeading___Toc1346_470128986" text:style-name="Index_20_Link" text:visited-style-name="Index_20_Link">WebRTC Public Interfaces Only<text:tab/>25</text:a></text:p>
          <text:p text:style-name="P90"><text:a xlink:type="simple" xlink:href="#__RefHeading___Toc2312_938157555" text:style-name="Index_20_Link" text:visited-style-name="Index_20_Link">XSS Auditing<text:tab/>25</text:a></text:p>
          <text:p text:style-name="P88"><text:a xlink:type="simple" xlink:href="#__RefHeading___Toc422_938157555" text:style-name="Index_20_Link" text:visited-style-name="Index_20_Link">Sources of Randomness<text:tab/>26</text:a></text:p>
          <text:p text:style-name="P89"><text:a xlink:type="simple" xlink:href="#__RefHeading___Toc424_938157555" text:style-name="Index_20_Link" text:visited-style-name="Index_20_Link">BSD<text:tab/>26</text:a></text:p>
          <text:p text:style-name="P89"><text:a xlink:type="simple" xlink:href="#__RefHeading___Toc426_938157555" text:style-name="Index_20_Link" text:visited-style-name="Index_20_Link">Linux<text:tab/>26</text:a></text:p>
          <text:p text:style-name="P89"><text:a xlink:type="simple" xlink:href="#__RefHeading___Toc428_938157555" text:style-name="Index_20_Link" text:visited-style-name="Index_20_Link">Windows<text:tab/>26</text:a></text:p>
          <text:p text:style-name="P88"><text:a xlink:type="simple" xlink:href="#__RefHeading___Toc434_938157555" text:style-name="Index_20_Link" text:visited-style-name="Index_20_Link">Supported Protocols<text:tab/>27</text:a></text:p>
          <text:p text:style-name="P88"><text:a xlink:type="simple" xlink:href="#__RefHeading___Toc1118_468715888" text:style-name="Index_20_Link" text:visited-style-name="Index_20_Link">Threefish Implementation<text:tab/>28</text:a></text:p>
          <text:p text:style-name="P88"><text:a xlink:type="simple" xlink:href="#__RefHeading___Toc2050_1464008250" text:style-name="Index_20_Link" text:visited-style-name="Index_20_Link">Translations<text:tab/>29</text:a></text:p>
          <text:p text:style-name="P88"><text:a xlink:type="simple" xlink:href="#__RefHeading___Toc1297_1443739995" text:style-name="Index_20_Link" text:visited-style-name="Index_20_Link">Web Page Features<text:tab/>30</text:a></text:p>
          <text:p text:style-name="P88"><text:a xlink:type="simple" xlink:href="#__RefHeading___Toc1328_470128986" text:style-name="Index_20_Link" text:visited-style-name="Index_20_Link">Windows Compilation<text:tab/>31</text:a></text:p>
        </text:index-body>
      </text:table-of-content>
      <text:p text:style-name="P1"/>
      <text:h text:style-name="P92" text:outline-level="1"><text:bookmark-start text:name="__RefHeading___Toc105_989239493"/>Introduction<text:bookmark-end text:name="__RefHeading___Toc105_989239493"/></text:h>
      <text:p text:style-name="P12"><text:span text:style-name="T88">Dooble is a</text:span>n elegant, simple, <text:span text:style-name="T11">and zero-dependency </text:span>Web browser. <text:span text:style-name="T88">The application should be functional on any operating system where the latest Qt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5" draw:name="Image1" text:anchor-type="paragraph" svg:width="6.9252in" svg:height="5.5307in" draw:z-index="0"><draw:image xlink:href="Pictures/1000020100000428000004353363DFB97C422DA5.png" xlink:type="simple" xlink:show="embed" xlink:actuate="onLoad" loext:mime-type="image/png"/></draw:frame></text:p>
      <text:h text:style-name="P93"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3">derived from </text:span>the guidelines provided by <text:a xlink:type="simple" xlink:href="http://nvlpubs.nist.gov/nistpubs/FIPS/NIST.FIPS.197.pdf" text:style-name="Internet_20_link" text:visited-style-name="Visited_20_Internet_20_Link">http://nvlpubs.nist.gov/nistpubs/FIPS/NIST.FIPS.197.pdf</text:a>. <text:span text:style-name="T75">The implementation is independent of architecture.</text:span><text:bookmark-end text:name="__RefHeading___Toc1115_468715888"/></text:p>
      <text:h text:style-name="P155" text:outline-level="1"/>
      <text:h text:style-name="P94" text:outline-level="1"><text:bookmark-start text:name="__RefHeading___Toc2293_938157555"/>Accepted / Blocked Domains<text:bookmark-end text:name="__RefHeading___Toc2293_938157555"/></text:h>
      <text:p text:style-name="P17">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1" text:outline-level="2"><text:bookmark-start text:name="__RefHeading___Toc826_1508254940"/>Accept Mode<text:bookmark-end text:name="__RefHeading___Toc826_1508254940"/></text:h>
      <text:p text:style-name="P50">Only the specified domains may be accessed <text:span text:style-name="T37">either directly or indirectly.</text:span></text:p>
      <text:h text:style-name="P111" text:outline-level="2"><text:bookmark-start text:name="__RefHeading___Toc828_1508254940"/>Block Mode<text:bookmark-end text:name="__RefHeading___Toc828_1508254940"/></text:h>
      <text:p text:style-name="P50">The specified domains are blocked. While in this mode, Dooble will prevent direct and indirect access to the listed domains.</text:p>
      <text:h text:style-name="P112" text:outline-level="2"><text:bookmark-start text:name="__RefHeading___Toc1588_1788711111"/>Third-Party Session Rejections<text:bookmark-end text:name="__RefHeading___Toc1588_1788711111"/></text:h>
      <text:p text:style-name="P51">Th<text:span text:style-name="T105">e section contains links of third-party cookies which were rejected by Dooble.</text:span></text:p>
      <text:p text:style-name="P31">Note: Defined domains <text:span text:style-name="T81">also </text:span>reside in a <text:span text:style-name="T81">session </text:span>container which is optimized for <text:span text:style-name="T38">rapid</text:span> <text:span text:style-name="T45">(amortized O(1)) </text:span>discovery. <text:span text:style-name="T82">The special container contains all of the defined domains.</text:span></text:p>
      <text:p text:style-name="P15">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5"/>
      <text:h text:style-name="P95" text:outline-level="1"><text:bookmark-start text:name="__RefHeading___Toc834_1508254940"/>Address Widget<text:bookmark-end text:name="__RefHeading___Toc834_1508254940"/></text:h>
      <text:p text:style-name="P23">The address widget contains the current page’s URL. The <text:span text:style-name="T59">present</text:span> <text:span text:style-name="T54">URL</text:span> may be <text:span text:style-name="T40">inserted in the Favorites container by pressing the information tool button.</text:span></text:p>
      <text:p text:style-name="P22">The current site’s cookies may be accessed via a context menu. The context menu also allows for the removal of <text:span text:style-name="T62">the current site’s</text:span> <text:span text:style-name="T76">non-private </text:span>certificate exception, <text:span text:style-name="T39">if a certificate exception has been previously accepted.</text:span></text:p>
      <text:p text:style-name="P27">Note: All address widgets share <text:span text:style-name="T85">a common history </text:span>container<text:span text:style-name="T62">.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6">is accept</text:span>ed <text:span text:style-name="T78">from</text:span> a private window, the exception is <text:span text:style-name="T77">only available within that window</text:span>. Other non-private and private Dooble windows will not have insight into the accepted certificate exception.</text:p>
      <text:p text:style-name="P18"><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21">Note: Private windows record visited links <text:span text:style-name="T60">in </text:span>the internal history containers.</text:p>
      <text:p text:style-name="P21"/>
      <text:h text:style-name="P96" text:outline-level="1"><text:bookmark-start text:name="__RefHeading___Toc1362_2185302612"/>Application Locking<text:bookmark-end text:name="__RefHeading___Toc1362_2185302612"/></text:h>
      <text:p text:style-name="P40">A Dooble session may be locked via a tab’s context menu’s Lock Application action. The Lock Application action is disabled if credentials have not been prepared.</text:p>
      <text:p text:style-name="P40"/>
      <text:h text:style-name="P97"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2" draw:name="Image3" text:anchor-type="paragraph" svg:x="0in" svg:y="0.1189in" svg:width="6.9252in" svg:height="5.5307in" draw:z-index="6"><draw:image xlink:href="Pictures/1000020100000399000002A134872B17D902D42B.png" xlink:type="simple" xlink:show="embed" xlink:actuate="onLoad" loext:mime-type="image/png"/></draw:frame></text:p>
      <text:p text:style-name="P7">Once overridden, the Web site and the certificate error are recorded <text:span text:style-name="T15">in</text:span> the SQLite <text:span text:style-name="T55">database</text:span> dooble_certificate_exceptions.db <text:span text:style-name="T79">unless the parent window is a private window. For private windows, certificate exceptions exist only within such windows.</text:span></text:p>
      <text:p text:style-name="P8">Overridden <text:span text:style-name="T79">non-private </text:span>sites are presented in the Certificate Exceptions window. Within this window, exceptions may be revoked.</text:p>
      <text:p text:style-name="P29">Note: Certificate errors <text:span text:style-name="T63">may be </text:span>raised by third-party requests.</text:p>
      <text:p text:style-name="P30"><text:soft-page-break/>Note: Private windows will also interrogate permanent certificate exceptions. If a permanent certificate exception is discovered <text:span text:style-name="T80">for the given private URL</text:span>, the particular Web site will be loaded by the private page.</text:p>
      <text:p text:style-name="P19">Note: <text:span text:style-name="T46">Dooble </text:span>allows for a single certificate exception to be defined for a given URL. Future revisions may allow for multiple exceptions.</text:p>
      <text:p text:style-name="P20"/>
      <text:h text:style-name="P98"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5"><draw:frame draw:style-name="fr4" draw:name="Image5" text:anchor-type="paragraph" svg:width="5.0417in" svg:height="4.2291in" draw:z-index="1"><draw:image xlink:href="Pictures/100002010000021200000202A058138DE705B26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9" text:outline-level="1"><text:bookmark-start text:name="__RefHeading___Toc1186_50453450"/>Command-Line Options<text:bookmark-end text:name="__RefHeading___Toc1186_50453450"/></text:h>
      <text:p text:style-name="P43">The command-line option --private is supported by Dooble. If provided, <text:span text:style-name="T104">the first Dooble window will be a private window.</text:span></text:p>
      <text:p text:style-name="P44">Windows users, please create a shortcut to the Dooble.exe file and add the --private option to the Target field.</text:p>
      <text:p text:style-name="P44"><draw:frame draw:style-name="fr3" draw:name="Image2" text:anchor-type="paragraph" svg:width="3.8717in" svg:height="5.4362in" draw:z-index="8"><draw:image xlink:href="Pictures/10000201000001870000022596708B2B32CC75AE.png" xlink:type="simple" xlink:show="embed" xlink:actuate="onLoad" loext:mime-type="image/png"/></draw:frame></text:p>
      <text:p text:style-name="P44"/>
      <text:p text:style-name="P44"/>
      <text:p text:style-name="P44"/>
      <text:p text:style-name="P44"/>
      <text:p text:style-name="P44"/>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103">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3"/>
      <text:h text:style-name="P100"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3" text:outline-level="2"><text:bookmark-start text:name="__RefHeading___Toc415_938157555"/>Domain Filter<text:bookmark-end text:name="__RefHeading___Toc415_938157555"/></text:h>
      <text:p text:style-name="P47"><text:span text:style-name="T55">If set, only the specified domain's cookies are displayed</text:span>.</text:p>
      <text:h text:style-name="P114" text:outline-level="2"><text:bookmark-start text:name="__RefHeading___Toc417_938157555"/>Purge Periodically<text:bookmark-end text:name="__RefHeading___Toc417_938157555"/></text:h>
      <text:p text:style-name="P47">If enabled, unchecked domains will be purged every 15 seconds. <text:span text:style-name="T47">Purging occurs on the main thread.</text:span></text:p>
      <text:p text:style-name="P81"/>
      <text:h text:style-name="P101"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1">&gt; mkdir </text:span><text:span text:style-name="T100">66E6A4C70DA51DCD</text:span></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P41"><text:bookmark-start text:name="__RefHeading___Toc1278_1551959347"/><text:span text:style-name="T92">Then, c</text:span>opy the bundled file Documentation/dooble.pol to <text:span text:style-name="T100">66E6A4C70DA51DCD</text:span>.<text:bookmark-end text:name="__RefHeading___Toc1278_1551959347"/></text:p>
      <text:p text:style-name="P42">&gt; cp Documentation/dooble.pol <text:s/><text:span text:style-name="T100">66E6A4C70DA51DCD</text:span></text:p>
      <text:p text:style-name="Text_20_body"><text:bookmark-start text:name="__RefHeading___Toc1280_1551959347"/>Import the bundled public key <text:span text:style-name="T92">Documentation/dooble.asc.</text:span><text:bookmark-end text:name="__RefHeading___Toc1280_1551959347"/></text:p>
      <text:p text:style-name="P41"><text:bookmark-start text:name="__RefHeading___Toc1282_1551959347"/>&gt; gpg --<text:span text:style-name="T93">no-default-keyring </text:span>--keyring <text:span text:style-name="T100">66E6A4C70DA51DCD</text:span>/debsig.gpg --<text:span text:style-name="T93">import Documentation/dooble.asc</text:span><text:bookmark-end text:name="__RefHeading___Toc1282_1551959347"/></text:p>
      <text:p text:style-name="P37">Finally, verify the Debian package.</text:p>
      <text:p text:style-name="P35">&gt; debsig-verify --keyrings-dir . --policies-dir . ./Dooble-2<text:span text:style-name="T101">019</text:span>.<text:span text:style-name="T102">01.15_amd64.deb</text:span></text:p>
      <text:p text:style-name="P37">Results should be similar to the following.</text:p>
      <text:p text:style-name="P35">debsig: Verified package from 'Dooble' (Text Browser)</text:p>
      <text:p text:style-name="P35"/>
      <text:h text:style-name="P102"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5">s</text:span> a mechanism for restarting a canceled or interrupted download <text:span text:style-name="T95">if the application is generated using Qt 5.10.x</text:span>. <text:span text:style-name="T18">Downloads data are stored in the SQLite database dooble_downloads.db.</text:span></text:p>
      <text:p text:style-name="P9"><draw:frame draw:style-name="fr2" draw:name="Image7" text:anchor-type="paragraph" svg:x="0in" svg:y="0.052in" svg:width="6.9252in" svg:height="5.5307in" draw:z-index="5"><draw:image xlink:href="Pictures/100002010000042800000435CA2E8BD2F073851C.png" xlink:type="simple" xlink:show="embed" xlink:actuate="onLoad" loext:mime-type="image/png"/></draw:frame></text:p>
      <text:h text:style-name="P102"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draw:frame draw:style-name="fr3" draw:name="Image8" text:anchor-type="paragraph" svg:width="4.1457in" svg:height="5.0626in" draw:z-index="2"><draw:image xlink:href="Pictures/1000020100000288000002A1702506D722BEABB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4"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5" text:outline-level="2"><text:bookmark-start text:name="__RefHeading___Toc27_1852866977"/>File<text:bookmark-end text:name="__RefHeading___Toc27_1852866977"/></text:h>
      <text:p text:style-name="P46">The File menu includes several basic functions.</text:p>
      <text:h text:style-name="P126" text:outline-level="3"><text:bookmark-start text:name="__RefHeading___Toc29_1852866977"/>Authenticate<text:bookmark-end text:name="__RefHeading___Toc29_1852866977"/></text:h>
      <text:p text:style-name="P52">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7" text:outline-level="3"><text:bookmark-start text:name="__RefHeading___Toc31_1852866977"/>New Private Window<text:bookmark-end text:name="__RefHeading___Toc31_1852866977"/></text:h>
      <text:p text:style-name="P53">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7" text:outline-level="3"><text:bookmark-start text:name="__RefHeading___Toc33_1852866977"/>New Tab<text:bookmark-end text:name="__RefHeading___Toc33_1852866977"/></text:h>
      <text:p text:style-name="P53">A new tab is appended to the end of the tab widget.</text:p>
      <text:h text:style-name="P128" text:outline-level="3"><text:bookmark-start text:name="__RefHeading___Toc35_1852866977"/>New Window<text:bookmark-end text:name="__RefHeading___Toc35_1852866977"/></text:h>
      <text:p text:style-name="P59">Open a new window.</text:p>
      <text:h text:style-name="P129" text:outline-level="3"><text:bookmark-start text:name="__RefHeading___Toc365_1594680094"/>Save<text:bookmark-end text:name="__RefHeading___Toc365_1594680094"/></text:h>
      <text:p text:style-name="P60">Save the current page. The action invokes a download request. A file-<text:span text:style-name="T56">selection</text:span> dialog is not displayed.</text:p>
      <text:h text:style-name="P130" text:outline-level="3"><text:bookmark-start text:name="__RefHeading___Toc37_1852866977"/>Close Tab<text:bookmark-end text:name="__RefHeading___Toc37_1852866977"/></text:h>
      <text:p text:style-name="P61">Close the current tab. If the current tab is the only Dooble tab and <text:span text:style-name="T4">active </text:span>downloads <text:span text:style-name="T4">exist</text:span>, a confirmation prompt is displayed.</text:p>
      <text:h text:style-name="P131" text:outline-level="3"><text:bookmark-start text:name="__RefHeading___Toc367_1594680094"/>Print<text:bookmark-end text:name="__RefHeading___Toc367_1594680094"/></text:h>
      <text:p text:style-name="P62">A <text:span text:style-name="T51">modal </text:span>print dialog is displayed.</text:p>
      <text:h text:style-name="P131" text:outline-level="3"><text:bookmark-start text:name="__RefHeading___Toc369_1594680094"/><text:soft-page-break/>Print Preview<text:bookmark-end text:name="__RefHeading___Toc369_1594680094"/></text:h>
      <text:p text:style-name="P62">Not implemented. <text:span text:style-name="T65">Permanently disabled.</text:span></text:p>
      <text:h text:style-name="P132" text:outline-level="3"><text:bookmark-start text:name="__RefHeading___Toc39_1852866977"/>Exit Dooble<text:bookmark-end text:name="__RefHeading___Toc39_1852866977"/></text:h>
      <text:p text:style-name="P54">Exit Dooble. A confirmation prompt is displayed if active downloads exist.</text:p>
      <text:h text:style-name="P116" text:outline-level="2"><text:bookmark-start text:name="__RefHeading___Toc6182_1852866977"/>Edit<text:bookmark-end text:name="__RefHeading___Toc6182_1852866977"/></text:h>
      <text:h text:style-name="P133" text:outline-level="3"><text:bookmark-start text:name="__RefHeading___Toc6184_1852866977"/>Clear Items<text:bookmark-end text:name="__RefHeading___Toc6184_1852866977"/></text:h>
      <text:p text:style-name="P66">Display an instance of the <text:span text:style-name="T51">modal </text:span>Clear Items dialog.</text:p>
      <text:h text:style-name="P134" text:outline-level="3"><text:bookmark-start text:name="__RefHeading__973_1786344497"/>Clear Visited Links<text:bookmark-end text:name="__RefHeading__973_1786344497"/></text:h>
      <text:p text:style-name="P67">Remove contents <text:span text:style-name="T89">from</text:span> the local Visited Links file.</text:p>
      <text:h text:style-name="P136" text:outline-level="3"><text:bookmark-start text:name="__RefHeading___Toc371_1594680094"/>Find<text:bookmark-end text:name="__RefHeading___Toc371_1594680094"/></text:h>
      <text:p text:style-name="P65">Enables the Find panel.</text:p>
      <text:h text:style-name="P137" text:outline-level="3"><text:bookmark-start text:name="__RefHeading___Toc6186_1852866977"/>Settings<text:bookmark-end text:name="__RefHeading___Toc6186_1852866977"/></text:h>
      <text:p text:style-name="P55">Display the Settings window.</text:p>
      <text:h text:style-name="P117" text:outline-level="2"><text:bookmark-start text:name="__RefHeading___Toc185_697823169"/>Tools<text:bookmark-end text:name="__RefHeading___Toc185_697823169"/></text:h>
      <text:h text:style-name="P138" text:outline-level="3"><text:bookmark-start text:name="__RefHeading___Toc187_697823169"/>Accepted / Blocked Domains<text:bookmark-end text:name="__RefHeading___Toc187_697823169"/></text:h>
      <text:p text:style-name="P56">Display the Accepted / Blocked Domains window.</text:p>
      <text:h text:style-name="P135" text:outline-level="3"><text:bookmark-start text:name="__RefHeading___Toc189_697823169"/>Certificate Exceptions<text:bookmark-end text:name="__RefHeading___Toc189_697823169"/></text:h>
      <text:p text:style-name="P56">Display the Certificate Exceptions window.</text:p>
      <text:h text:style-name="P135" text:outline-level="3"><text:bookmark-start text:name="__RefHeading___Toc191_697823169"/>Cookies<text:bookmark-end text:name="__RefHeading___Toc191_697823169"/></text:h>
      <text:p text:style-name="P56">Display the global Cookies window. <text:span text:style-name="T57">If the window is a private window, the private window's Cookies window is displayed.</text:span></text:p>
      <text:h text:style-name="P139" text:outline-level="3"><text:bookmark-start text:name="__RefHeading___Toc193_697823169"/>Downloads<text:bookmark-end text:name="__RefHeading___Toc193_697823169"/></text:h>
      <text:p text:style-name="P56">Display the Downloads window.</text:p>
      <text:h text:style-name="P139" text:outline-level="3"><text:bookmark-start text:name="__RefHeading___Toc195_697823169"/>Favorites<text:bookmark-end text:name="__RefHeading___Toc195_697823169"/></text:h>
      <text:p text:style-name="P56">Display the Favorites <text:span text:style-name="T51">non-modal dialog</text:span>.</text:p>
      <text:h text:style-name="P140" text:outline-level="3"><text:bookmark-start text:name="__RefHeading___Toc1590_1788711111"/><text:soft-page-break/>Floating Digital Clock<text:bookmark-end text:name="__RefHeading___Toc1590_1788711111"/></text:h>
      <text:p text:style-name="P75">Display a <text:span text:style-name="T106">digital </text:span>clock dialog.</text:p>
      <text:h text:style-name="P139" text:outline-level="3"><text:bookmark-start text:name="__RefHeading___Toc197_697823169"/>History<text:bookmark-end text:name="__RefHeading___Toc197_697823169"/></text:h>
      <text:p text:style-name="P56">Display the History window.</text:p>
      <text:h text:style-name="P141" text:outline-level="3"><text:bookmark-start text:name="__RefHeading___Toc1472_2730546406"/>Inject Custom Style Sheet<text:bookmark-end text:name="__RefHeading___Toc1472_2730546406"/></text:h>
      <text:p text:style-name="P77">Also available off of the address widget. Allows custom style sheets to be injected into individual pages.</text:p>
      <text:h text:style-name="P142" text:outline-level="3"><text:bookmark-start text:name="__RefHeading___Toc1592_1788711111"/>Search Engines<text:bookmark-end text:name="__RefHeading___Toc1592_1788711111"/></text:h>
      <text:p text:style-name="P74">Display the Search Engines window.</text:p>
      <text:h text:style-name="P118" text:outline-level="2"><text:bookmark-start text:name="__RefHeading___Toc209_697823169"/>View<text:bookmark-end text:name="__RefHeading___Toc209_697823169"/></text:h>
      <text:h text:style-name="P143" text:outline-level="3"><text:bookmark-start text:name="__RefHeading___Toc211_697823169"/>Show Full Screen<text:bookmark-end text:name="__RefHeading___Toc211_697823169"/></text:h>
      <text:p text:style-name="P58">Disable or enable full-screen mode.</text:p>
      <text:h text:style-name="P143" text:outline-level="3"><text:bookmark-start text:name="__RefHeading___Toc213_697823169"/>Show Status Bar<text:bookmark-end text:name="__RefHeading___Toc213_697823169"/></text:h>
      <text:p text:style-name="P58">Hide or show the status bar.</text:p>
      <text:h text:style-name="P119" text:outline-level="2"><text:bookmark-start text:name="__RefHeading___Toc1594_1788711111"/>History<text:bookmark-end text:name="__RefHeading___Toc1594_1788711111"/></text:h>
      <text:h text:style-name="P144" text:outline-level="3"><text:bookmark-start text:name="__RefHeading___Toc1596_1788711111"/>Clear History<text:bookmark-end text:name="__RefHeading___Toc1596_1788711111"/></text:h>
      <text:p text:style-name="P76">Clear the history.</text:p>
      <text:h text:style-name="P144" text:outline-level="3"><text:bookmark-start text:name="__RefHeading___Toc1598_1788711111"/>History<text:bookmark-end text:name="__RefHeading___Toc1598_1788711111"/></text:h>
      <text:p text:style-name="P76">Show the History window.</text:p>
      <text:h text:style-name="P120" text:outline-level="2"><text:bookmark-start text:name="__RefHeading___Toc201_697823169"/>Help<text:bookmark-end text:name="__RefHeading___Toc201_697823169"/></text:h>
      <text:h text:style-name="P145" text:outline-level="3"><text:bookmark-start text:name="__RefHeading___Toc203_697823169"/>About<text:bookmark-end text:name="__RefHeading___Toc203_697823169"/></text:h>
      <text:p text:style-name="P57">Display <text:span text:style-name="T10">the non-modal </text:span>About dialog.</text:p>
      <text:h text:style-name="P145" text:outline-level="3"><draw:frame draw:style-name="fr2" draw:name="Image10" text:anchor-type="paragraph" svg:x="0.4925in" svg:y="0in" svg:width="5.9402in" svg:height="3.2547in" draw:z-index="3"><draw:image xlink:href="Pictures/100002010000027E0000017ACBBDAE1450F90400.png" xlink:type="simple" xlink:show="embed" xlink:actuate="onLoad" loext:mime-type="image/png"/></draw:frame><text:soft-page-break/></text:h>
      <text:h text:style-name="P145" text:outline-level="3"><text:bookmark-start text:name="__RefHeading___Toc205_697823169"/>Documentation<text:bookmark-end text:name="__RefHeading___Toc205_697823169"/></text:h>
      <text:p text:style-name="P57">Display this document in a <text:span text:style-name="T9">Dooble</text:span> <text:span text:style-name="T32">tab</text:span>.</text:p>
      <text:p text:style-name="P79"/>
      <text:h text:style-name="P102" text:outline-level="1"><text:bookmark-start text:name="__RefHeading___Toc440_938157555"/>History<text:bookmark-end text:name="__RefHeading___Toc440_938157555"/></text:h>
      <text:p text:style-name="P9">Th<text:span text:style-name="T66">e</text:span> History window is a general-purpose container depicting <text:span text:style-name="T17">Dooble’s</text:span> <text:span text:style-name="T17">browsing </text:span>history. A simple search is included. <text:span text:style-name="T67">Selected items </text:span>may be removed via a context menu. The SQLite database dooble_history.db contains history data, along with favorites data.</text:p>
      <text:p text:style-name="P9"><draw:frame draw:style-name="fr1" draw:name="Image11" text:anchor-type="paragraph" svg:width="6.9252in" svg:height="5.5307in" draw:z-index="4"><draw:image xlink:href="Pictures/100002010000042800000435BB502689EAE75D42.png" xlink:type="simple" xlink:show="embed" xlink:actuate="onLoad" loext:mime-type="image/png"/></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3" text:outline-level="1"><text:bookmark-start text:name="__RefHeading___Toc830_1508254940"/><text:span text:style-name="T33">Performance and </text:span>Security Considerations<text:bookmark-end text:name="__RefHeading___Toc830_1508254940"/></text:h>
      <text:list xml:id="list210943521" text:style-name="L1">
        <text:list-item>
          <text:p text:style-name="P156">Accepted / Blocked domains are stored in a container that’s designed for rapid <text:span text:style-name="T52">(amortized O(1)) </text:span>discovery. <text:span text:style-name="T83">The container is populated during the initialization of Dooble.</text:span></text:p>
        </text:list-item>
        <text:list-item>
          <text:p text:style-name="P157">Authentication <text:span text:style-name="T107">may be interrupted.</text:span></text:p>
        </text:list-item>
        <text:list-item>
          <text:p text:style-name="P158">Constant <text:span text:style-name="T35">byte-by-byte </text:span>comparisons are implemented wherever cryptographic digests are involved.</text:p>
        </text:list-item>
        <text:list-item>
          <text:p text:style-name="P159">Cryptographic keys are zeroed on destruction. <text:span text:style-name="T69">Sensitive fields are cleared after use. Please note that these processes do not guarantee that sensitive data are destroyed effectively.</text:span></text:p>
        </text:list-item>
        <text:list-item>
          <text:p text:style-name="P160">Dooble does not exercise secure memory.</text:p>
        </text:list-item>
        <text:list-item>
          <text:p text:style-name="P162">Dooble populates icons of table items only when required. The software inspects respective views and determines <text:span text:style-name="T84">the entries which require icons</text:span>.</text:p>
        </text:list-item>
        <text:list-item>
          <text:p text:style-name="P163">History items are safely purged <text:span text:style-name="T36">within </text:span>a dedicated thread.</text:p>
        </text:list-item>
        <text:list-item>
          <text:p text:style-name="P164">Initial gathering of History data <text:span text:style-name="T87">is performed by a thread.</text:span></text:p>
        </text:list-item>
        <text:list-item>
          <text:p text:style-name="P165">Processing large quantities of icon data will certainly burden most software applications. Dooble provides an innovative solution. Address <text:span text:style-name="T94">w</text:span>idgets, the Favorites window, the History window, <text:span text:style-name="T108">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66">Some SQLite database writes occur without synchronization. Future releases will introduce synchronization.</text:p>
        </text:list-item>
        <text:list-item>
          <text:p text:style-name="P161">The AES and Threefish implementations are not designed to be thread-safe.</text:p>
        </text:list-item>
        <text:list-item>
          <text:p text:style-name="P167">The process of preparing credentials may be <text:span text:style-name="T69">interrupted.</text:span></text:p>
        </text:list-item>
      </text:list>
      <text:p text:style-name="P10"/>
      <text:h text:style-name="P105" text:outline-level="1"><text:bookmark-start text:name="__RefHeading___Toc6188_1852866977"/>Private Windows<text:bookmark-end text:name="__RefHeading___Toc6188_1852866977"/></text:h>
      <text:p text:style-name="P3">When browsing in private windows, Dooble does not save the following data:</text:p>
      <text:list xml:id="list3335294821" text:style-name="L2">
        <text:list-item>
          <text:p text:style-name="P168">Certificate Exceptions</text:p>
        </text:list-item>
        <text:list-item>
          <text:p text:style-name="P169">Cookies</text:p>
        </text:list-item>
        <text:list-item>
          <text:p text:style-name="P171">Favicons</text:p>
        </text:list-item>
        <text:list-item>
          <text:p text:style-name="P169">History</text:p>
        </text:list-item>
        <text:list-item>
          <text:p text:style-name="P169">Temporary Files</text:p>
        </text:list-item>
        <text:list-item>
          <text:p text:style-name="P169">Visited Links</text:p>
        </text:list-item>
      </text:list>
      <text:p text:style-name="P3">While in private windows, Dooble does save:</text:p>
      <text:list xml:id="list3719430907" text:style-name="L3">
        <text:list-item>
          <text:p text:style-name="P170">Downloads</text:p>
        </text:list-item>
        <text:list-item>
          <text:p text:style-name="P170">Favorites</text:p>
        </text:list-item>
      </text:list>
      <text:p text:style-name="P11"/>
      <text:h text:style-name="P106" text:outline-level="1"><text:bookmark-start text:name="__RefHeading___Toc2289_938157555"/>Settings<text:bookmark-end text:name="__RefHeading___Toc2289_938157555"/></text:h>
      <text:p text:style-name="P13">This section describes some of the <text:span text:style-name="T109">interesting areas</text:span> of the Settings window. <text:span text:style-name="T27">Settings values are stored in the SQLite database dooble_settings.db.</text:span></text:p>
      <text:h text:style-name="P121" text:outline-level="2"><text:bookmark-start text:name="__RefHeading___Toc2295_938157555"/>Display<text:bookmark-end text:name="__RefHeading___Toc2295_938157555"/></text:h>
      <text:h text:style-name="P146" text:outline-level="3"><text:bookmark-start text:name="__RefHeading___Toc2297_938157555"/>Pin Windows<text:bookmark-end text:name="__RefHeading___Toc2297_938157555"/></text:h>
      <text:p text:style-name="P64">Some support windows may be pinned. Pinning is the process of embedding support windows within a Dooble window.</text:p>
      <text:h text:style-name="P122" text:outline-level="2"><text:bookmark-start text:name="__RefHeading___Toc754_2100158958"/>History<text:bookmark-end text:name="__RefHeading___Toc754_2100158958"/></text:h>
      <text:p text:style-name="P49">A dedicated thread determines if browsing history has expired. The thread is also responsible for removing expired history data. <text:span text:style-name="T58">The thread is safely canceled upon termination of Dooble.</text:span></text:p>
      <text:h text:style-name="P123" text:outline-level="2"><text:bookmark-start text:name="__RefHeading___Toc2304_938157555"/>Privacy<text:bookmark-end text:name="__RefHeading___Toc2304_938157555"/></text:h>
      <text:h text:style-name="P147" text:outline-level="3"><text:bookmark-start text:name="__RefHeading___Toc2306_938157555"/>Credentials<text:bookmark-end text:name="__RefHeading___Toc2306_938157555"/></text:h>
      <text:p text:style-name="P69">Dooble provides a process of storing authentically-encrypted data in various databases. This process is completely optional. Three separate modes are included:</text:p>
      <text:h text:style-name="P153" text:outline-level="4"><text:bookmark-start text:name="__RefHeading___Toc1103_1039091041"/>Disabled<text:bookmark-end text:name="__RefHeading___Toc1103_1039091041"/></text:h>
      <text:p text:style-name="P82">This is the default mode. In this mode, Dooble stores data in cleartext.</text:p>
      <text:h text:style-name="P154" text:outline-level="4"><text:bookmark-start text:name="__RefHeading___Toc1105_1039091041"/>Enabled with a Password<text:bookmark-end text:name="__RefHeading___Toc1105_1039091041"/></text:h>
      <text:p text:style-name="P82">Dooble shall permanently store data in authentically-encrypted containers using credentials generated via the provided password.</text:p>
      <text:h text:style-name="P154" text:outline-level="4"><text:bookmark-start text:name="__RefHeading___Toc1107_1039091041"/>Enabled without a Password<text:bookmark-end text:name="__RefHeading___Toc1107_1039091041"/></text:h>
      <text:p text:style-name="P82">Dooble shall store private data in authentically-encrypted containers using session credentials. The data will not be available in future sessions.</text:p>
      <text:p text:style-name="P70">Additional specifics are listed bellow.</text:p>
      <text:p text:style-name="P83">CBC is the preferred cipher mode of operation.</text:p>
      <text:p text:style-name="P83">SHA3-512 is the favored hash algorithm.</text:p>
      <text:p text:style-name="P83">The password must contain at least 1 character.</text:p>
      <text:p text:style-name="P83"><text:soft-page-break/>The process is interruptible.</text:p>
      <text:p text:style-name="P83">The pseudo-random password salt is composed of 64 bytes.</text:p>
      <text:h text:style-name="P148" text:outline-level="3"><text:bookmark-start text:name="__RefHeading___Toc1144_1823429614"/>UTC Time Zone<text:bookmark-end text:name="__RefHeading___Toc1144_1823429614"/></text:h>
      <text:p text:style-name="P71">Set the environment variable TZ to UTC.</text:p>
      <text:h text:style-name="P124" text:outline-level="2"><text:bookmark-start text:name="__RefHeading___Toc2308_938157555"/>Web<text:bookmark-end text:name="__RefHeading___Toc2308_938157555"/></text:h>
      <text:h text:style-name="P149" text:outline-level="3"><text:bookmark-start text:name="__RefHeading___Toc2310_938157555"/>Local Storage<text:bookmark-end text:name="__RefHeading___Toc2310_938157555"/></text:h>
      <text:p text:style-name="P68">Required for HTML5 storage.</text:p>
      <text:h text:style-name="P150" text:outline-level="3"><text:bookmark-start text:name="__RefHeading___Toc2048_1464008250"/>User Agent<text:bookmark-end text:name="__RefHeading___Toc2048_1464008250"/></text:h>
      <text:p text:style-name="P72"><text:span text:style-name="T68">The user agent is s</text:span>ometimes used for content negotiation <text:span text:style-name="T68">between the Dooble client and a server</text:span>. The initial value is system-dependent. To reset, please clear the field and press the Apply button. <text:span text:style-name="T90">Please reset the field whenever new Qt products are provided.</text:span></text:p>
      <text:h text:style-name="P151" text:outline-level="3"><text:bookmark-start text:name="__RefHeading___Toc1346_470128986"/>WebRTC Public Interfaces Only<text:bookmark-end text:name="__RefHeading___Toc1346_470128986"/></text:h>
      <text:p text:style-name="P73">Limits WebRTC to public IP addresses. If disabled, remote hosts may be able to detect local IP addresses.</text:p>
      <text:h text:style-name="P152" text:outline-level="3"><text:bookmark-start text:name="__RefHeading___Toc2312_938157555"/>XSS Auditing<text:bookmark-end text:name="__RefHeading___Toc2312_938157555"/></text:h>
      <text:p text:style-name="P63"><text:span text:style-name="T21">Per Qt’s documentation, XSS Auditing </text:span>moni<text:span text:style-name="T21">t</text:span>ors load requests for cross-site scripting attempts. Suspicious scripts are blocked.</text:p>
      <text:p text:style-name="P80">Note: Dooble does not remove the local WebEnginePersistentStorage <text:span text:style-name="T22">directory </text:span>during a reset. Please remove this directory <text:span text:style-name="T23">after a reset completes</text:span>.</text:p>
      <text:p text:style-name="P13"/>
      <text:h text:style-name="P102"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25" text:outline-level="2"><text:bookmark-start text:name="__RefHeading___Toc424_938157555"/>BSD<text:bookmark-end text:name="__RefHeading___Toc424_938157555"/></text:h>
      <text:p text:style-name="P48">BSD-like systems acquire pseudo-random data from the /dev/random device.</text:p>
      <text:h text:style-name="P125" text:outline-level="2"><text:bookmark-start text:name="__RefHeading___Toc426_938157555"/>Linux<text:bookmark-end text:name="__RefHeading___Toc426_938157555"/></text:h>
      <text:p text:style-name="P48">Linux systems acquire pseudo-random data from the /dev/urandom device.</text:p>
      <text:h text:style-name="P125" text:outline-level="2"><text:bookmark-start text:name="__RefHeading___Toc428_938157555"/>Windows<text:bookmark-end text:name="__RefHeading___Toc428_938157555"/></text:h>
      <text:p text:style-name="P48">Please read <text:a xlink:type="simple" xlink:href="https://msdn.microsoft.com/en-us/library/windows/desktop/aa379942(v=vs.85).aspx" text:style-name="Internet_20_link" text:visited-style-name="Visited_20_Internet_20_Link">https://msdn.microsoft.com/en-us/library/windows/desktop/aa379942(v=vs.85).aspx</text:a>.</text:p>
      <text:p text:style-name="P78"/>
      <text:h text:style-name="P102"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7" text:outline-level="1"><text:bookmark-start text:name="__RefHeading___Toc1118_468715888"/>Threefish Implementation<text:bookmark-end text:name="__RefHeading___Toc1118_468715888"/></text:h>
      <text:p text:style-name="P26">The <text:span text:style-name="T72">Threefish</text:span> implementation is <text:span text:style-name="T71">derived from </text:span>the guidelines provided by <text:a xlink:type="simple" xlink:href="http://www.skein-hash.info/sites/default/files/skein1.1.pdf" text:style-name="Internet_20_link" text:visited-style-name="Visited_20_Internet_20_Link"><text:span text:style-name="T74">http://www.skein-hash.info/sites/default/files/skein1.1.pdf</text:span></text:a><text:span text:style-name="T74">. The implementation is independent of architecture.</text:span></text:p>
      <text:p text:style-name="P26"/>
      <text:h text:style-name="P108" text:outline-level="1"><text:bookmark-start text:name="__RefHeading___Toc2050_1464008250"/>Translations<text:bookmark-end text:name="__RefHeading___Toc2050_1464008250"/></text:h>
      <text:p text:style-name="P24">Translations are incomplete. <text:span text:style-name="T70">Translating Dooble is quite simple. Please download and install Qt from </text:span><text:a xlink:type="simple" xlink:href="https://download.qt.io/" text:style-name="Internet_20_link" text:visited-style-name="Visited_20_Internet_20_Link"><text:span text:style-name="T70">https://download.qt.io</text:span></text:a><text:span text:style-name="T70">, download Dooble’s source, and become an expert in Qt’s Linguist. Linguist documentation exists at </text:span><text:a xlink:type="simple" xlink:href="https://doc.qt.io/qt-5/qtlinguist-index.html" text:style-name="Internet_20_link" text:visited-style-name="Visited_20_Internet_20_Link"><text:span text:style-name="T70">https://doc.qt.io/qt-5/qtlinguist-index.html</text:span></text:a><text:span text:style-name="T70">.</text:span></text:p>
      <text:p text:style-name="P24"/>
      <text:h text:style-name="P109" text:outline-level="1"><text:bookmark-start text:name="__RefHeading___Toc1297_1443739995"/>Web Page Features<text:bookmark-end text:name="__RefHeading___Toc1297_1443739995"/></text:h>
      <text:p text:style-name="P38">Some pages may submit requests for accessing local <text:span text:style-name="T98">devices</text:span>. When <text:span text:style-name="T99">a feature </text:span>request <text:span text:style-name="T99">is </text:span>received by Dooble, <text:span text:style-name="T99">a </text:span>notification is displayed. A request may be accepted or denied. The URL and the policy are recorded after a transaction <text:span text:style-name="T99">completes</text:span>. Existing entries may be reviewed via the Web panel of the Settings window.</text:p>
      <text:p text:style-name="P38">Please note that <text:span text:style-name="T96">a notification </text:span>is displayed <text:span text:style-name="T96">only for the first received request </text:span>for a given page during a page load. That is, <text:span text:style-name="T96">received </text:span>request<text:span text:style-name="T96">s</text:span> are not queued. If a request is <text:span text:style-name="T97">received</text:span> while a request is pending, the received request is denied and an entry is added to the Features Permissions panel <text:span text:style-name="T97">of the Web section in the Settings window.</text:span></text:p>
      <text:p text:style-name="P38"/>
      <text:h text:style-name="P110" text:outline-level="1"><text:bookmark-start text:name="__RefHeading___Toc1328_470128986"/>Windows Compilation<text:bookmark-end text:name="__RefHeading___Toc1328_470128986"/></text:h>
      <text:p text:style-name="P45">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1</text:page-number><text:s/><text:span text:style-name="MT1">of </text:span><text:span text:style-name="MT1"><text:page-count>31</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9T19:38:42.577542581</meta:creation-date>
    <dc:date>2021-01-06T07:05:34.602245732</dc:date>
    <meta:editing-duration>P2DT15H28M22S</meta:editing-duration>
    <meta:editing-cycles>476</meta:editing-cycles>
    <meta:generator>LibreOffice/6.4.6.2$Linux_X86_64 LibreOffice_project/40$Build-2</meta:generator>
    <meta:document-statistic meta:table-count="0" meta:image-count="9" meta:object-count="0" meta:page-count="31" meta:paragraph-count="290" meta:word-count="2326" meta:character-count="15714" meta:non-whitespace-character-count="13704"/>
  </office:meta>
</office:document-meta>
</file>